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3ca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3caff"/>
    </style:style>
  </office:automatic-styles>
  <office:body>
    <office:spreadsheet>
      <table:table table:name="After 0.2 sec" table:style-name="ta1">
        <table:table-column table:style-name="co1" table:number-columns-repeated="17" table:default-cell-style-name="Default"/>
        <table:table-column table:style-name="co1" table:default-cell-style-name="ce2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8"/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20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style-name="ce1"/>
          <table:table-cell table:number-columns-repeated="3"/>
          <table:table-cell table:style-name="ce1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c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-1.54999587894327E-020" calcext:value-type="float">
            <text:p>-1.54999587894327E-020</text:p>
          </table:table-cell>
          <table:table-cell/>
          <table:table-cell table:formula="of:=[.D9]/[.F9]" office:value-type="float" office:value="-0" calcext:value-type="float">
            <text:p>0</text:p>
          </table:table-cell>
          <table:table-cell table:formula="of:=[.D9]-[.F9]" office:value-type="float" office:value="1.54999587894327E-020" calcext:value-type="float">
            <text:p>1.54999587894327E-02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-1.54999587894327E-020" calcext:value-type="float">
            <text:p>-1.54999587894327E-020</text:p>
          </table:table-cell>
          <table:table-cell/>
          <table:table-cell table:style-name="ce4" table:formula="of:=[.F21]" office:value-type="float" office:value="2.54751313296048E-020" calcext:value-type="float">
            <text:p>2.54751313296048E-020</text:p>
          </table:table-cell>
          <table:table-cell/>
          <table:table-cell table:formula="of:=[.M9]/[.O9]" office:value-type="float" office:value="-0.608434892401128" calcext:value-type="float">
            <text:p>-0.6084348924</text:p>
          </table:table-cell>
          <table:table-cell table:formula="of:=[.M9]-[.O9]" office:value-type="float" office:value="-4.09750901190375E-020" calcext:value-type="float">
            <text:p>-4.10E-02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8.62930402938641E-037" calcext:value-type="float">
            <text:p>8.62930402938641E-037</text:p>
          </table:table-cell>
          <table:table-cell/>
          <table:table-cell table:formula="of:=[.D10]/[.F10]" office:value-type="float" office:value="0" calcext:value-type="float">
            <text:p>0</text:p>
          </table:table-cell>
          <table:table-cell table:formula="of:=[.D10]-[.F10]" office:value-type="float" office:value="-8.62930402938641E-037" calcext:value-type="float">
            <text:p>-8.62930402938641E-03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8.62930402938641E-037" calcext:value-type="float">
            <text:p>8.62930402938641E-037</text:p>
          </table:table-cell>
          <table:table-cell/>
          <table:table-cell table:style-name="ce4" table:formula="of:=[.F22]" office:value-type="float" office:value="-2.54995726719838E-035" calcext:value-type="float">
            <text:p>-2.54995726719838E-035</text:p>
          </table:table-cell>
          <table:table-cell/>
          <table:table-cell table:formula="of:=[.M10]/[.O10]" office:value-type="float" office:value="-0.0338409750641326" calcext:value-type="float">
            <text:p>-0.0338409751</text:p>
          </table:table-cell>
          <table:table-cell table:formula="of:=[.M10]-[.O10]" office:value-type="float" office:value="2.63625030749224E-035" calcext:value-type="float">
            <text:p>2.64E-035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3395.40039288774" calcext:value-type="float">
            <text:p>3395.4003928877</text:p>
          </table:table-cell>
          <table:table-cell/>
          <table:table-cell table:style-name="ce3" office:value-type="float" office:value="3395.40039288774" calcext:value-type="float">
            <text:p>3395.4003928877</text:p>
          </table:table-cell>
          <table:table-cell/>
          <table:table-cell table:formula="of:=[.D11]/[.F11]" office:value-type="float" office:value="1" calcext:value-type="float">
            <text:p>1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395.40039288774" calcext:value-type="float">
            <text:p>3395.4003928877</text:p>
          </table:table-cell>
          <table:table-cell/>
          <table:table-cell table:style-name="ce4" table:formula="of:=[.F23]" office:value-type="float" office:value="3395.40039288774" calcext:value-type="float">
            <text:p>3395.4003928877</text:p>
          </table:table-cell>
          <table:table-cell/>
          <table:table-cell table:formula="of:=[.M11]/[.O11]" office:value-type="float" office:value="1" calcext:value-type="float">
            <text:p>1</text:p>
          </table:table-cell>
          <table:table-cell table:formula="of:=[.M11]-[.O1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1.12469615598315E-022" calcext:value-type="float">
            <text:p>1.12469615598315E-022</text:p>
          </table:table-cell>
          <table:table-cell/>
          <table:table-cell table:formula="of:=[.D12]/[.F12]" office:value-type="float" office:value="0" calcext:value-type="float">
            <text:p>0</text:p>
          </table:table-cell>
          <table:table-cell table:formula="of:=[.D12]-[.F12]" office:value-type="float" office:value="-1.12469615598315E-022" calcext:value-type="float">
            <text:p>-1.12469615598315E-02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1.12469615598315E-022" calcext:value-type="float">
            <text:p>1.12469615598315E-022</text:p>
          </table:table-cell>
          <table:table-cell/>
          <table:table-cell table:style-name="ce4" table:formula="of:=[.F24]" office:value-type="float" office:value="1.50604688315343E-019" calcext:value-type="float">
            <text:p>1.50604688315343E-019</text:p>
          </table:table-cell>
          <table:table-cell/>
          <table:table-cell table:formula="of:=[.M12]/[.O12]" office:value-type="float" office:value="0.000746786948377205" calcext:value-type="float">
            <text:p>0.0007467869</text:p>
          </table:table-cell>
          <table:table-cell table:formula="of:=[.M12]-[.O12]" office:value-type="float" office:value="-1.50492218699745E-019" calcext:value-type="float">
            <text:p>-1.50E-019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-7.69654926201107E-036" calcext:value-type="float">
            <text:p>-7.69654926201107E-036</text:p>
          </table:table-cell>
          <table:table-cell/>
          <table:table-cell table:formula="of:=[.D13]/[.F13]" office:value-type="float" office:value="-0" calcext:value-type="float">
            <text:p>0</text:p>
          </table:table-cell>
          <table:table-cell table:formula="of:=[.D13]-[.F13]" office:value-type="float" office:value="7.69654926201107E-036" calcext:value-type="float">
            <text:p>7.69654926201107E-03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-7.69654926201107E-036" calcext:value-type="float">
            <text:p>-7.69654926201107E-036</text:p>
          </table:table-cell>
          <table:table-cell/>
          <table:table-cell table:style-name="ce4" table:formula="of:=[.F25]" office:value-type="float" office:value="-1.23433305636732E-034" calcext:value-type="float">
            <text:p>-1.23433305636732E-034</text:p>
          </table:table-cell>
          <table:table-cell/>
          <table:table-cell table:formula="of:=[.M13]/[.O13]" office:value-type="float" office:value="0.0623539102538682" calcext:value-type="float">
            <text:p>0.0623539103</text:p>
          </table:table-cell>
          <table:table-cell table:formula="of:=[.M13]-[.O13]" office:value-type="float" office:value="1.15736756374721E-034" calcext:value-type="float">
            <text:p>1.16E-034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0039300068072781" calcext:value-type="float">
            <text:p>0.0039300068</text:p>
          </table:table-cell>
          <table:table-cell/>
          <table:table-cell table:style-name="ce3" office:value-type="float" office:value="0.00393000680727827" calcext:value-type="float">
            <text:p>0.0039300068</text:p>
          </table:table-cell>
          <table:table-cell/>
          <table:table-cell table:formula="of:=[.D14]/[.F14]" office:value-type="float" office:value="0.999999999999957" calcext:value-type="float">
            <text:p>1</text:p>
          </table:table-cell>
          <table:table-cell table:formula="of:=[.D14]-[.F14]" office:value-type="float" office:value="-1.70002900645727E-016" calcext:value-type="float">
            <text:p>-1.70002900645727E-01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.00393000680727827" calcext:value-type="float">
            <text:p>0.0039300068</text:p>
          </table:table-cell>
          <table:table-cell/>
          <table:table-cell table:style-name="ce4" table:formula="of:=[.F26]" office:value-type="float" office:value="0.0039300068072781" calcext:value-type="float">
            <text:p>0.0039300068</text:p>
          </table:table-cell>
          <table:table-cell/>
          <table:table-cell table:formula="of:=[.M14]/[.O14]" office:value-type="float" office:value="1.00000000000004" calcext:value-type="float">
            <text:p>1</text:p>
          </table:table-cell>
          <table:table-cell table:formula="of:=[.M14]-[.O14]" office:value-type="float" office:value="1.70002900645727E-016" calcext:value-type="float">
            <text:p>1.70E-016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15]/[.F15]" office:value-type="float" office:value="1" calcext:value-type="float">
            <text:p>1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15]/[.O15]" office:value-type="float" office:value="1" calcext:value-type="float">
            <text:p>1</text:p>
          </table:table-cell>
          <table:table-cell table:formula="of:=[.M15]-[.O15]" office:value-type="float" office:value="0" calcext:value-type="float">
            <text:p>0.00E+0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 office:value-type="float" office:value="2.54751313296048E-020" calcext:value-type="float">
            <text:p>2.54751313296048E-020</text:p>
          </table:table-cell>
          <table:table-cell/>
          <table:table-cell table:formula="of:=[.D21]/[.F21]" office:value-type="float" office:value="0" calcext:value-type="float">
            <text:p>0</text:p>
          </table:table-cell>
          <table:table-cell table:formula="of:=[.D21]-[.F21]" office:value-type="float" office:value="-2.54751313296048E-020" calcext:value-type="float">
            <text:p>-2.54751313296048E-02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-1.54999587894327E-020" calcext:value-type="float">
            <text:p>-1.54999587894327E-020</text:p>
          </table:table-cell>
          <table:table-cell/>
          <table:table-cell table:style-name="ce4" table:formula="of:=[.F33]" office:value-type="float" office:value="2.49946332082655E-020" calcext:value-type="float">
            <text:p>2.49946332082655E-020</text:p>
          </table:table-cell>
          <table:table-cell/>
          <table:table-cell table:formula="of:=[.M21]/[.O21]" office:value-type="float" office:value="-0.620131476236547" calcext:value-type="float">
            <text:p>-0.6201314762</text:p>
          </table:table-cell>
          <table:table-cell table:formula="of:=[.M21]-[.O21]" office:value-type="float" office:value="-4.04945919976982E-020" calcext:value-type="float">
            <text:p>-4.05E-02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-2.54995726719838E-035" calcext:value-type="float">
            <text:p>-2.54995726719838E-035</text:p>
          </table:table-cell>
          <table:table-cell/>
          <table:table-cell table:formula="of:=[.D22]/[.F22]" office:value-type="float" office:value="-0" calcext:value-type="float">
            <text:p>0</text:p>
          </table:table-cell>
          <table:table-cell table:formula="of:=[.D22]-[.F22]" office:value-type="float" office:value="2.54995726719838E-035" calcext:value-type="float">
            <text:p>2.54995726719838E-03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8.62930402938641E-037" calcext:value-type="float">
            <text:p>8.62930402938641E-037</text:p>
          </table:table-cell>
          <table:table-cell/>
          <table:table-cell table:style-name="ce4" table:formula="of:=[.F34]" office:value-type="float" office:value="-1.03815821803833E-035" calcext:value-type="float">
            <text:p>-1.03815821803833E-035</text:p>
          </table:table-cell>
          <table:table-cell/>
          <table:table-cell table:formula="of:=[.M22]/[.O22]" office:value-type="float" office:value="-0.083121280354473" calcext:value-type="float">
            <text:p>-0.0831212804</text:p>
          </table:table-cell>
          <table:table-cell table:formula="of:=[.M22]-[.O22]" office:value-type="float" office:value="1.12445125833219E-035" calcext:value-type="float">
            <text:p>1.12E-035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395.40039288774" calcext:value-type="float">
            <text:p>3395.4003928877</text:p>
          </table:table-cell>
          <table:table-cell/>
          <table:table-cell table:style-name="ce3" office:value-type="float" office:value="3395.40039288774" calcext:value-type="float">
            <text:p>3395.4003928877</text:p>
          </table:table-cell>
          <table:table-cell/>
          <table:table-cell table:formula="of:=[.D23]/[.F23]" office:value-type="float" office:value="1" calcext:value-type="float">
            <text:p>1</text:p>
          </table:table-cell>
          <table:table-cell table:formula="of:=[.D23]-[.F23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395.40039288774" calcext:value-type="float">
            <text:p>3395.4003928877</text:p>
          </table:table-cell>
          <table:table-cell/>
          <table:table-cell table:style-name="ce4" table:formula="of:=[.F35]" office:value-type="float" office:value="3395.40039288774" calcext:value-type="float">
            <text:p>3395.4003928877</text:p>
          </table:table-cell>
          <table:table-cell/>
          <table:table-cell table:formula="of:=[.M23]/[.O23]" office:value-type="float" office:value="1" calcext:value-type="float">
            <text:p>1</text:p>
          </table:table-cell>
          <table:table-cell table:formula="of:=[.M23]-[.O2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1.50604688315343E-019" calcext:value-type="float">
            <text:p>1.50604688315343E-019</text:p>
          </table:table-cell>
          <table:table-cell/>
          <table:table-cell table:formula="of:=[.D24]/[.F24]" office:value-type="float" office:value="0" calcext:value-type="float">
            <text:p>0</text:p>
          </table:table-cell>
          <table:table-cell table:formula="of:=[.D24]-[.F24]" office:value-type="float" office:value="-1.50604688315343E-019" calcext:value-type="float">
            <text:p>-1.50604688315343E-01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1.12469615598315E-022" calcext:value-type="float">
            <text:p>1.12469615598315E-022</text:p>
          </table:table-cell>
          <table:table-cell/>
          <table:table-cell table:style-name="ce4" table:formula="of:=[.F36]" office:value-type="float" office:value="3.57697398289969E-019" calcext:value-type="float">
            <text:p>3.57697398289969E-019</text:p>
          </table:table-cell>
          <table:table-cell/>
          <table:table-cell table:formula="of:=[.M24]/[.O24]" office:value-type="float" office:value="0.000314426708541897" calcext:value-type="float">
            <text:p>0.0003144267</text:p>
          </table:table-cell>
          <table:table-cell table:formula="of:=[.M24]-[.O24]" office:value-type="float" office:value="-3.57584928674371E-019" calcext:value-type="float">
            <text:p>-3.58E-019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-1.23433305636732E-034" calcext:value-type="float">
            <text:p>-1.23433305636732E-034</text:p>
          </table:table-cell>
          <table:table-cell/>
          <table:table-cell table:formula="of:=[.D25]/[.F25]" office:value-type="float" office:value="-0" calcext:value-type="float">
            <text:p>0</text:p>
          </table:table-cell>
          <table:table-cell table:formula="of:=[.D25]-[.F25]" office:value-type="float" office:value="1.23433305636732E-034" calcext:value-type="float">
            <text:p>1.23433305636732E-034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-7.69654926201107E-036" calcext:value-type="float">
            <text:p>-7.69654926201107E-036</text:p>
          </table:table-cell>
          <table:table-cell/>
          <table:table-cell table:style-name="ce4" table:formula="of:=[.F37]" office:value-type="float" office:value="-6.93606877334156E-035" calcext:value-type="float">
            <text:p>-6.93606877334156E-035</text:p>
          </table:table-cell>
          <table:table-cell/>
          <table:table-cell table:formula="of:=[.M25]/[.O25]" office:value-type="float" office:value="0.110964142852683" calcext:value-type="float">
            <text:p>0.1109641429</text:p>
          </table:table-cell>
          <table:table-cell table:formula="of:=[.M25]-[.O25]" office:value-type="float" office:value="6.16641384714045E-035" calcext:value-type="float">
            <text:p>6.17E-035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039300068072781" calcext:value-type="float">
            <text:p>0.0039300068</text:p>
          </table:table-cell>
          <table:table-cell/>
          <table:table-cell table:style-name="ce3" office:value-type="float" office:value="0.0039300068072781" calcext:value-type="float">
            <text:p>0.0039300068</text:p>
          </table:table-cell>
          <table:table-cell/>
          <table:table-cell table:formula="of:=[.D26]/[.F26]" office:value-type="float" office:value="1" calcext:value-type="float">
            <text:p>1</text:p>
          </table:table-cell>
          <table:table-cell table:formula="of:=[.D26]-[.F26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.00393000680727827" calcext:value-type="float">
            <text:p>0.0039300068</text:p>
          </table:table-cell>
          <table:table-cell/>
          <table:table-cell table:style-name="ce4" table:formula="of:=[.F38]" office:value-type="float" office:value="0.00393000680727809" calcext:value-type="float">
            <text:p>0.0039300068</text:p>
          </table:table-cell>
          <table:table-cell/>
          <table:table-cell table:formula="of:=[.M26]/[.O26]" office:value-type="float" office:value="1.00000000000005" calcext:value-type="float">
            <text:p>1</text:p>
          </table:table-cell>
          <table:table-cell table:formula="of:=[.M26]-[.O26]" office:value-type="float" office:value="1.795438797636E-016" calcext:value-type="float">
            <text:p>1.80E-016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27]/[.F27]" office:value-type="float" office:value="1" calcext:value-type="float">
            <text:p>1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6.671059286136" calcext:value-type="float">
            <text:p>226.6710592861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formula="of:=[.M27]/[.O27]" office:value-type="float" office:value="1" calcext:value-type="float">
            <text:p>1</text:p>
          </table:table-cell>
          <table:table-cell table:formula="of:=[.M27]-[.O27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 office:value-type="float" office:value="2.49946332082655E-020" calcext:value-type="float">
            <text:p>2.49946332082655E-020</text:p>
          </table:table-cell>
          <table:table-cell/>
          <table:table-cell table:formula="of:=[.D33]/[.F33]" office:value-type="float" office:value="0" calcext:value-type="float">
            <text:p>0</text:p>
          </table:table-cell>
          <table:table-cell table:formula="of:=[.D33]-[.F33]" office:value-type="float" office:value="-2.49946332082655E-020" calcext:value-type="float">
            <text:p>-2.49946332082655E-02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2.49946332082655E-020" calcext:value-type="float">
            <text:p>2.49946332082655E-020</text:p>
          </table:table-cell>
          <table:table-cell/>
          <table:table-cell table:style-name="ce4" table:formula="of:=[.F21]" office:value-type="float" office:value="2.54751313296048E-020" calcext:value-type="float">
            <text:p>2.54751313296048E-020</text:p>
          </table:table-cell>
          <table:table-cell/>
          <table:table-cell table:formula="of:=[.M33]/[.O33]" office:value-type="float" office:value="0.981138541932425" calcext:value-type="float">
            <text:p>0.9811385419</text:p>
          </table:table-cell>
          <table:table-cell table:formula="of:=[.M33]-[.O33]" office:value-type="float" office:value="-4.80498121339301E-022" calcext:value-type="float">
            <text:p>-4.80E-022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-1.03815821803833E-035" calcext:value-type="float">
            <text:p>-1.03815821803833E-035</text:p>
          </table:table-cell>
          <table:table-cell/>
          <table:table-cell table:formula="of:=[.D34]/[.F34]" office:value-type="float" office:value="-0" calcext:value-type="float">
            <text:p>0</text:p>
          </table:table-cell>
          <table:table-cell table:formula="of:=[.D34]-[.F34]" office:value-type="float" office:value="1.03815821803833E-035" calcext:value-type="float">
            <text:p>1.03815821803833E-03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-1.03815821803833E-035" calcext:value-type="float">
            <text:p>-1.03815821803833E-035</text:p>
          </table:table-cell>
          <table:table-cell/>
          <table:table-cell table:style-name="ce4" table:formula="of:=[.F22]" office:value-type="float" office:value="-2.54995726719838E-035" calcext:value-type="float">
            <text:p>-2.54995726719838E-035</text:p>
          </table:table-cell>
          <table:table-cell/>
          <table:table-cell table:formula="of:=[.M34]/[.O34]" office:value-type="float" office:value="0.407127692449116" calcext:value-type="float">
            <text:p>0.4071276924</text:p>
          </table:table-cell>
          <table:table-cell table:formula="of:=[.M34]-[.O34]" office:value-type="float" office:value="1.51179904916005E-035" calcext:value-type="float">
            <text:p>1.51E-035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395.40039288774" calcext:value-type="float">
            <text:p>3395.4003928877</text:p>
          </table:table-cell>
          <table:table-cell/>
          <table:table-cell table:style-name="ce3" office:value-type="float" office:value="3395.40039288774" calcext:value-type="float">
            <text:p>3395.4003928877</text:p>
          </table:table-cell>
          <table:table-cell/>
          <table:table-cell table:formula="of:=[.D35]/[.F35]" office:value-type="float" office:value="1" calcext:value-type="float">
            <text:p>1</text:p>
          </table:table-cell>
          <table:table-cell table:formula="of:=[.D35]-[.F35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3395.40039288774" calcext:value-type="float">
            <text:p>3395.4003928877</text:p>
          </table:table-cell>
          <table:table-cell/>
          <table:table-cell table:style-name="ce4" table:formula="of:=[.F23]" office:value-type="float" office:value="3395.40039288774" calcext:value-type="float">
            <text:p>3395.4003928877</text:p>
          </table:table-cell>
          <table:table-cell/>
          <table:table-cell table:formula="of:=[.M35]/[.O35]" office:value-type="float" office:value="1" calcext:value-type="float">
            <text:p>1</text:p>
          </table:table-cell>
          <table:table-cell table:formula="of:=[.M35]-[.O3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3.57697398289969E-019" calcext:value-type="float">
            <text:p>3.57697398289969E-019</text:p>
          </table:table-cell>
          <table:table-cell/>
          <table:table-cell table:formula="of:=[.D36]/[.F36]" office:value-type="float" office:value="0" calcext:value-type="float">
            <text:p>0</text:p>
          </table:table-cell>
          <table:table-cell table:formula="of:=[.D36]-[.F36]" office:value-type="float" office:value="-3.57697398289969E-019" calcext:value-type="float">
            <text:p>-3.57697398289969E-01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3.57697398289969E-019" calcext:value-type="float">
            <text:p>3.57697398289969E-019</text:p>
          </table:table-cell>
          <table:table-cell/>
          <table:table-cell table:style-name="ce4" table:formula="of:=[.F24]" office:value-type="float" office:value="1.50604688315343E-019" calcext:value-type="float">
            <text:p>1.50604688315343E-019</text:p>
          </table:table-cell>
          <table:table-cell/>
          <table:table-cell table:formula="of:=[.M36]/[.O36]" office:value-type="float" office:value="2.37507478878085" calcext:value-type="float">
            <text:p>2.3750747888</text:p>
          </table:table-cell>
          <table:table-cell table:formula="of:=[.M36]-[.O36]" office:value-type="float" office:value="2.07092709974626E-019" calcext:value-type="float">
            <text:p>2.07E-019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-6.93606877334156E-035" calcext:value-type="float">
            <text:p>-6.93606877334156E-035</text:p>
          </table:table-cell>
          <table:table-cell/>
          <table:table-cell table:formula="of:=[.D37]/[.F37]" office:value-type="float" office:value="-0" calcext:value-type="float">
            <text:p>0</text:p>
          </table:table-cell>
          <table:table-cell table:formula="of:=[.D37]-[.F37]" office:value-type="float" office:value="6.93606877334156E-035" calcext:value-type="float">
            <text:p>6.93606877334156E-035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-6.93606877334156E-035" calcext:value-type="float">
            <text:p>-6.93606877334156E-035</text:p>
          </table:table-cell>
          <table:table-cell/>
          <table:table-cell table:style-name="ce4" table:formula="of:=[.F25]" office:value-type="float" office:value="-1.23433305636732E-034" calcext:value-type="float">
            <text:p>-1.23433305636732E-034</text:p>
          </table:table-cell>
          <table:table-cell/>
          <table:table-cell table:formula="of:=[.M37]/[.O37]" office:value-type="float" office:value="0.561928463113078" calcext:value-type="float">
            <text:p>0.5619284631</text:p>
          </table:table-cell>
          <table:table-cell table:formula="of:=[.M37]-[.O37]" office:value-type="float" office:value="5.40726179033164E-035" calcext:value-type="float">
            <text:p>5.41E-035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039300068072781" calcext:value-type="float">
            <text:p>0.0039300068</text:p>
          </table:table-cell>
          <table:table-cell/>
          <table:table-cell table:style-name="ce3" office:value-type="float" office:value="0.00393000680727809" calcext:value-type="float">
            <text:p>0.0039300068</text:p>
          </table:table-cell>
          <table:table-cell/>
          <table:table-cell table:formula="of:=[.D38]/[.F38]" office:value-type="float" office:value="1" calcext:value-type="float">
            <text:p>1</text:p>
          </table:table-cell>
          <table:table-cell table:formula="of:=[.D38]-[.F38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.00393000680727809" calcext:value-type="float">
            <text:p>0.0039300068</text:p>
          </table:table-cell>
          <table:table-cell/>
          <table:table-cell table:style-name="ce4" table:formula="of:=[.F26]" office:value-type="float" office:value="0.0039300068072781" calcext:value-type="float">
            <text:p>0.0039300068</text:p>
          </table:table-cell>
          <table:table-cell/>
          <table:table-cell table:formula="of:=[.M38]/[.O38]" office:value-type="float" office:value="0.999999999999998" calcext:value-type="float">
            <text:p>1</text:p>
          </table:table-cell>
          <table:table-cell table:formula="of:=[.M38]-[.O3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39]/[.F39]" office:value-type="float" office:value="1" calcext:value-type="float">
            <text:p>1</text:p>
          </table:table-cell>
          <table:table-cell table:formula="of:=[.D39]-[.F39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 office:value-type="float" office:value="1.930098723435E-020" calcext:value-type="float">
            <text:p>1.930098723435E-020</text:p>
          </table:table-cell>
          <table:table-cell/>
          <table:table-cell table:formula="of:=[.D45]/[.F45]" office:value-type="float" office:value="0" calcext:value-type="float">
            <text:p>0</text:p>
          </table:table-cell>
          <table:table-cell table:formula="of:=[.D45]-[.F45]" office:value-type="float" office:value="-1.930098723435E-020" calcext:value-type="float">
            <text:p>-1.930098723435E-02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-1.54999587894327E-020" calcext:value-type="float">
            <text:p>-1.54999587894327E-020</text:p>
          </table:table-cell>
          <table:table-cell/>
          <table:table-cell table:style-name="ce4" table:formula="of:=[.F45]" office:value-type="float" office:value="1.930098723435E-020" calcext:value-type="float">
            <text:p>1.930098723435E-020</text:p>
          </table:table-cell>
          <table:table-cell/>
          <table:table-cell table:formula="of:=[.M45]/[.O45]" office:value-type="float" office:value="-0.8030655945851" calcext:value-type="float">
            <text:p>-0.8030655946</text:p>
          </table:table-cell>
          <table:table-cell table:formula="of:=[.M45]-[.O45]" office:value-type="float" office:value="-3.48009460237827E-020" calcext:value-type="float">
            <text:p>-3.48E-02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-7.1214930451239E-035" calcext:value-type="float">
            <text:p>-7.1214930451239E-035</text:p>
          </table:table-cell>
          <table:table-cell/>
          <table:table-cell table:formula="of:=[.D46]/[.F46]" office:value-type="float" office:value="-0" calcext:value-type="float">
            <text:p>0</text:p>
          </table:table-cell>
          <table:table-cell table:formula="of:=[.D46]-[.F46]" office:value-type="float" office:value="7.1214930451239E-035" calcext:value-type="float">
            <text:p>7.1214930451239E-03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8.62930402938641E-037" calcext:value-type="float">
            <text:p>8.62930402938641E-037</text:p>
          </table:table-cell>
          <table:table-cell/>
          <table:table-cell table:style-name="ce4" table:formula="of:=[.F46]" office:value-type="float" office:value="-7.1214930451239E-035" calcext:value-type="float">
            <text:p>-7.1214930451239E-035</text:p>
          </table:table-cell>
          <table:table-cell/>
          <table:table-cell table:formula="of:=[.M46]/[.O46]" office:value-type="float" office:value="-0.0121172680710471" calcext:value-type="float">
            <text:p>-0.0121172681</text:p>
          </table:table-cell>
          <table:table-cell table:formula="of:=[.M46]-[.O46]" office:value-type="float" office:value="7.20778608541777E-035" calcext:value-type="float">
            <text:p>7.21E-035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395.40039288774" calcext:value-type="float">
            <text:p>3395.4003928877</text:p>
          </table:table-cell>
          <table:table-cell/>
          <table:table-cell table:style-name="ce3" office:value-type="float" office:value="3395.40039288774" calcext:value-type="float">
            <text:p>3395.4003928877</text:p>
          </table:table-cell>
          <table:table-cell/>
          <table:table-cell table:formula="of:=[.D47]/[.F47]" office:value-type="float" office:value="1" calcext:value-type="float">
            <text:p>1</text:p>
          </table:table-cell>
          <table:table-cell table:formula="of:=[.D47]-[.F47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395.40039288774" calcext:value-type="float">
            <text:p>3395.4003928877</text:p>
          </table:table-cell>
          <table:table-cell/>
          <table:table-cell table:style-name="ce4" table:formula="of:=[.F47]" office:value-type="float" office:value="3395.40039288774" calcext:value-type="float">
            <text:p>3395.4003928877</text:p>
          </table:table-cell>
          <table:table-cell/>
          <table:table-cell table:formula="of:=[.M47]/[.O47]" office:value-type="float" office:value="1" calcext:value-type="float">
            <text:p>1</text:p>
          </table:table-cell>
          <table:table-cell table:formula="of:=[.M47]-[.O4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2.85081121479386E-019" calcext:value-type="float">
            <text:p>2.85081121479386E-019</text:p>
          </table:table-cell>
          <table:table-cell/>
          <table:table-cell table:formula="of:=[.D48]/[.F48]" office:value-type="float" office:value="0" calcext:value-type="float">
            <text:p>0</text:p>
          </table:table-cell>
          <table:table-cell table:formula="of:=[.D48]-[.F48]" office:value-type="float" office:value="-2.85081121479386E-019" calcext:value-type="float">
            <text:p>-2.85081121479386E-01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1.12469615598315E-022" calcext:value-type="float">
            <text:p>1.12469615598315E-022</text:p>
          </table:table-cell>
          <table:table-cell/>
          <table:table-cell table:style-name="ce4" table:formula="of:=[.F48]" office:value-type="float" office:value="2.85081121479386E-019" calcext:value-type="float">
            <text:p>2.85081121479386E-019</text:p>
          </table:table-cell>
          <table:table-cell/>
          <table:table-cell table:formula="of:=[.M48]/[.O48]" office:value-type="float" office:value="0.000394517935858645" calcext:value-type="float">
            <text:p>0.0003945179</text:p>
          </table:table-cell>
          <table:table-cell table:formula="of:=[.M48]-[.O48]" office:value-type="float" office:value="-2.84968651863788E-019" calcext:value-type="float">
            <text:p>-2.85E-019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-7.58376150550768E-034" calcext:value-type="float">
            <text:p>-7.58376150550768E-034</text:p>
          </table:table-cell>
          <table:table-cell/>
          <table:table-cell table:formula="of:=[.D49]/[.F49]" office:value-type="float" office:value="-0" calcext:value-type="float">
            <text:p>0</text:p>
          </table:table-cell>
          <table:table-cell table:formula="of:=[.D49]-[.F49]" office:value-type="float" office:value="7.58376150550768E-034" calcext:value-type="float">
            <text:p>7.58376150550768E-034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-7.69654926201107E-036" calcext:value-type="float">
            <text:p>-7.69654926201107E-036</text:p>
          </table:table-cell>
          <table:table-cell/>
          <table:table-cell table:style-name="ce4" table:formula="of:=[.F49]" office:value-type="float" office:value="-7.58376150550768E-034" calcext:value-type="float">
            <text:p>-7.58376150550768E-034</text:p>
          </table:table-cell>
          <table:table-cell/>
          <table:table-cell table:formula="of:=[.M49]/[.O49]" office:value-type="float" office:value="0.010148722710256" calcext:value-type="float">
            <text:p>0.0101487227</text:p>
          </table:table-cell>
          <table:table-cell table:formula="of:=[.M49]-[.O49]" office:value-type="float" office:value="7.50679601288757E-034" calcext:value-type="float">
            <text:p>7.51E-034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039300068072781" calcext:value-type="float">
            <text:p>0.0039300068</text:p>
          </table:table-cell>
          <table:table-cell/>
          <table:table-cell table:style-name="ce3" office:value-type="float" office:value="0.0039300068072781" calcext:value-type="float">
            <text:p>0.0039300068</text:p>
          </table:table-cell>
          <table:table-cell/>
          <table:table-cell table:formula="of:=[.D50]/[.F50]" office:value-type="float" office:value="1" calcext:value-type="float">
            <text:p>1</text:p>
          </table:table-cell>
          <table:table-cell table:formula="of:=[.D50]-[.F50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.00393000680727827" calcext:value-type="float">
            <text:p>0.0039300068</text:p>
          </table:table-cell>
          <table:table-cell/>
          <table:table-cell table:style-name="ce4" table:formula="of:=[.F50]" office:value-type="float" office:value="0.0039300068072781" calcext:value-type="float">
            <text:p>0.0039300068</text:p>
          </table:table-cell>
          <table:table-cell/>
          <table:table-cell table:formula="of:=[.M50]/[.O50]" office:value-type="float" office:value="1.00000000000004" calcext:value-type="float">
            <text:p>1</text:p>
          </table:table-cell>
          <table:table-cell table:formula="of:=[.M50]-[.O50]" office:value-type="float" office:value="1.70002900645727E-016" calcext:value-type="float">
            <text:p>1.70E-016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51]/[.F51]" office:value-type="float" office:value="1" calcext:value-type="float">
            <text:p>1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6.671059286136" calcext:value-type="float">
            <text:p>226.6710592861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formula="of:=[.M51]/[.O51]" office:value-type="float" office:value="1" calcext:value-type="float">
            <text:p>1</text:p>
          </table:table-cell>
          <table:table-cell table:formula="of:=[.M51]-[.O51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1.930098723435E-020" calcext:value-type="float">
            <text:p>1.930098723435E-020</text:p>
          </table:table-cell>
          <table:table-cell/>
          <table:table-cell table:style-name="ce4" table:formula="of:=[.F33]" office:value-type="float" office:value="2.49946332082655E-020" calcext:value-type="float">
            <text:p>2.49946332082655E-020</text:p>
          </table:table-cell>
          <table:table-cell/>
          <table:table-cell table:formula="of:=[.M57]/[.O57]" office:value-type="float" office:value="0.772205259966261" calcext:value-type="float">
            <text:p>0.77220526</text:p>
          </table:table-cell>
          <table:table-cell table:formula="of:=[.M57]-[.O57]" office:value-type="float" office:value="-5.6936459739155E-021" calcext:value-type="float">
            <text:p>-5.69E-02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-7.1214930451239E-035" calcext:value-type="float">
            <text:p>-7.1214930451239E-035</text:p>
          </table:table-cell>
          <table:table-cell/>
          <table:table-cell table:style-name="ce4" table:formula="of:=[.F34]" office:value-type="float" office:value="-1.03815821803833E-035" calcext:value-type="float">
            <text:p>-1.03815821803833E-035</text:p>
          </table:table-cell>
          <table:table-cell/>
          <table:table-cell table:formula="of:=[.M58]/[.O58]" office:value-type="float" office:value="6.85973767907983" calcext:value-type="float">
            <text:p>6.8597376791</text:p>
          </table:table-cell>
          <table:table-cell table:formula="of:=[.M58]-[.O58]" office:value-type="float" office:value="-6.08333482708557E-035" calcext:value-type="float">
            <text:p>-6.08E-035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3395.40039288774" calcext:value-type="float">
            <text:p>3395.4003928877</text:p>
          </table:table-cell>
          <table:table-cell/>
          <table:table-cell table:style-name="ce4" table:formula="of:=[.F35]" office:value-type="float" office:value="3395.40039288774" calcext:value-type="float">
            <text:p>3395.4003928877</text:p>
          </table:table-cell>
          <table:table-cell/>
          <table:table-cell table:formula="of:=[.M59]/[.O59]" office:value-type="float" office:value="1" calcext:value-type="float">
            <text:p>1</text:p>
          </table:table-cell>
          <table:table-cell table:formula="of:=[.M59]-[.O5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2.85081121479386E-019" calcext:value-type="float">
            <text:p>2.85081121479386E-019</text:p>
          </table:table-cell>
          <table:table-cell/>
          <table:table-cell table:style-name="ce4" table:formula="of:=[.F36]" office:value-type="float" office:value="3.57697398289969E-019" calcext:value-type="float">
            <text:p>3.57697398289969E-019</text:p>
          </table:table-cell>
          <table:table-cell/>
          <table:table-cell table:formula="of:=[.M60]/[.O60]" office:value-type="float" office:value="0.796989642201098" calcext:value-type="float">
            <text:p>0.7969896422</text:p>
          </table:table-cell>
          <table:table-cell table:formula="of:=[.M60]-[.O60]" office:value-type="float" office:value="-7.2616276810583E-020" calcext:value-type="float">
            <text:p>-7.26E-02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-7.58376150550768E-034" calcext:value-type="float">
            <text:p>-7.58376150550768E-034</text:p>
          </table:table-cell>
          <table:table-cell/>
          <table:table-cell table:style-name="ce4" table:formula="of:=[.F37]" office:value-type="float" office:value="-6.93606877334156E-035" calcext:value-type="float">
            <text:p>-6.93606877334156E-035</text:p>
          </table:table-cell>
          <table:table-cell/>
          <table:table-cell table:formula="of:=[.M61]/[.O61]" office:value-type="float" office:value="10.933803791934" calcext:value-type="float">
            <text:p>10.9338037919</text:p>
          </table:table-cell>
          <table:table-cell table:formula="of:=[.M61]-[.O61]" office:value-type="float" office:value="-6.89015462817352E-034" calcext:value-type="float">
            <text:p>-6.89E-034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0039300068072781" calcext:value-type="float">
            <text:p>0.0039300068</text:p>
          </table:table-cell>
          <table:table-cell/>
          <table:table-cell table:style-name="ce4" table:formula="of:=[.F38]" office:value-type="float" office:value="0.00393000680727809" calcext:value-type="float">
            <text:p>0.0039300068</text:p>
          </table:table-cell>
          <table:table-cell/>
          <table:table-cell table:formula="of:=[.M62]/[.O62]" office:value-type="float" office:value="1" calcext:value-type="float">
            <text:p>1</text:p>
          </table:table-cell>
          <table:table-cell table:formula="of:=[.M62]-[.O6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1.930098723435E-020" calcext:value-type="float">
            <text:p>1.930098723435E-020</text:p>
          </table:table-cell>
          <table:table-cell/>
          <table:table-cell table:style-name="ce4" table:formula="of:=[.F21]" office:value-type="float" office:value="2.54751313296048E-020" calcext:value-type="float">
            <text:p>2.54751313296048E-020</text:p>
          </table:table-cell>
          <table:table-cell/>
          <table:table-cell table:formula="of:=[.M69]/[.O69]" office:value-type="float" office:value="0.757640342835847" calcext:value-type="float">
            <text:p>0.7576403428</text:p>
          </table:table-cell>
          <table:table-cell table:formula="of:=[.M69]-[.O69]" office:value-type="float" office:value="-6.1741440952548E-021" calcext:value-type="float">
            <text:p>-6.17E-02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-7.1214930451239E-035" calcext:value-type="float">
            <text:p>-7.1214930451239E-035</text:p>
          </table:table-cell>
          <table:table-cell/>
          <table:table-cell table:style-name="ce4" table:formula="of:=[.F22]" office:value-type="float" office:value="-2.54995726719838E-035" calcext:value-type="float">
            <text:p>-2.54995726719838E-035</text:p>
          </table:table-cell>
          <table:table-cell/>
          <table:table-cell table:formula="of:=[.M70]/[.O70]" office:value-type="float" office:value="2.79278917209002" calcext:value-type="float">
            <text:p>2.7927891721</text:p>
          </table:table-cell>
          <table:table-cell table:formula="of:=[.M70]-[.O70]" office:value-type="float" office:value="-4.57153577792552E-035" calcext:value-type="float">
            <text:p>-4.57E-035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3395.40039288774" calcext:value-type="float">
            <text:p>3395.4003928877</text:p>
          </table:table-cell>
          <table:table-cell/>
          <table:table-cell table:style-name="ce4" table:formula="of:=[.F23]" office:value-type="float" office:value="3395.40039288774" calcext:value-type="float">
            <text:p>3395.4003928877</text:p>
          </table:table-cell>
          <table:table-cell/>
          <table:table-cell table:formula="of:=[.M71]/[.O71]" office:value-type="float" office:value="1" calcext:value-type="float">
            <text:p>1</text:p>
          </table:table-cell>
          <table:table-cell table:formula="of:=[.M71]-[.O7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2.85081121479386E-019" calcext:value-type="float">
            <text:p>2.85081121479386E-019</text:p>
          </table:table-cell>
          <table:table-cell/>
          <table:table-cell table:style-name="ce4" table:formula="of:=[.F24]" office:value-type="float" office:value="1.50604688315343E-019" calcext:value-type="float">
            <text:p>1.50604688315343E-019</text:p>
          </table:table-cell>
          <table:table-cell/>
          <table:table-cell table:formula="of:=[.M72]/[.O72]" office:value-type="float" office:value="1.8929100061113" calcext:value-type="float">
            <text:p>1.8929100061</text:p>
          </table:table-cell>
          <table:table-cell table:formula="of:=[.M72]-[.O72]" office:value-type="float" office:value="1.34476433164043E-019" calcext:value-type="float">
            <text:p>1.34E-019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-7.58376150550768E-034" calcext:value-type="float">
            <text:p>-7.58376150550768E-034</text:p>
          </table:table-cell>
          <table:table-cell/>
          <table:table-cell table:style-name="ce4" table:formula="of:=[.F25]" office:value-type="float" office:value="-1.23433305636732E-034" calcext:value-type="float">
            <text:p>-1.23433305636732E-034</text:p>
          </table:table-cell>
          <table:table-cell/>
          <table:table-cell table:formula="of:=[.M73]/[.O73]" office:value-type="float" office:value="6.1440155607814" calcext:value-type="float">
            <text:p>6.1440155608</text:p>
          </table:table-cell>
          <table:table-cell table:formula="of:=[.M73]-[.O73]" office:value-type="float" office:value="-6.34942844914036E-034" calcext:value-type="float">
            <text:p>-6.35E-034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0039300068072781" calcext:value-type="float">
            <text:p>0.0039300068</text:p>
          </table:table-cell>
          <table:table-cell/>
          <table:table-cell table:style-name="ce4" table:formula="of:=[.F26]" office:value-type="float" office:value="0.0039300068072781" calcext:value-type="float">
            <text:p>0.0039300068</text:p>
          </table:table-cell>
          <table:table-cell/>
          <table:table-cell table:formula="of:=[.M74]/[.O74]" office:value-type="float" office:value="1" calcext:value-type="float">
            <text:p>1</text:p>
          </table:table-cell>
          <table:table-cell table:formula="of:=[.M74]-[.O74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</table:table-row>
        <table:table-row table:style-name="ro1" table:number-rows-repeated="104850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After 77 sec tol. 1e-8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20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-0.000000000000014155558224786" calcext:value-type="float">
            <text:p>-1.4155558224786E-014</text:p>
          </table:table-cell>
          <table:table-cell/>
          <table:table-cell table:formula="of:=[.D9]/[.F9]" office:value-type="float" office:value="-0" calcext:value-type="float">
            <text:p>0</text:p>
          </table:table-cell>
          <table:table-cell table:formula="of:=[.D9]-[.F9]" office:value-type="float" office:value="0.000000000000014155558224786" calcext:value-type="float">
            <text:p>1.4155558224786E-01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-0.000000000000014155558224786" calcext:value-type="float">
            <text:p>-1.4155558224786E-014</text:p>
          </table:table-cell>
          <table:table-cell/>
          <table:table-cell table:style-name="ce4" table:formula="of:=[.F21]" office:value-type="float" office:value="2.86023523402032E-015" calcext:value-type="float">
            <text:p>2.86023523402032E-015</text:p>
          </table:table-cell>
          <table:table-cell/>
          <table:table-cell table:formula="of:=[.M9]/[.O9]" office:value-type="float" office:value="-4.94908882193199" calcext:value-type="float">
            <text:p>-4.9490888219</text:p>
          </table:table-cell>
          <table:table-cell table:formula="of:=[.M9]-[.O9]" office:value-type="float" office:value="-0.0000000000000170157934588063" calcext:value-type="float">
            <text:p>-1.70E-014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5.6712300711048E-015" calcext:value-type="float">
            <text:p>5.6712300711048E-015</text:p>
          </table:table-cell>
          <table:table-cell/>
          <table:table-cell table:formula="of:=[.D10]/[.F10]" office:value-type="float" office:value="0" calcext:value-type="float">
            <text:p>0</text:p>
          </table:table-cell>
          <table:table-cell table:formula="of:=[.D10]-[.F10]" office:value-type="float" office:value="-5.6712300711048E-015" calcext:value-type="float">
            <text:p>-5.6712300711048E-01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5.6712300711048E-015" calcext:value-type="float">
            <text:p>5.6712300711048E-015</text:p>
          </table:table-cell>
          <table:table-cell/>
          <table:table-cell table:style-name="ce4" table:formula="of:=[.F22]" office:value-type="float" office:value="-3.10321070934018E-030" calcext:value-type="float">
            <text:p>-3.10321070934018E-030</text:p>
          </table:table-cell>
          <table:table-cell/>
          <table:table-cell table:formula="of:=[.M10]/[.O10]" office:value-type="float" office:value="-1.82753625270604E+015" calcext:value-type="float">
            <text:p>-1827536252706040</text:p>
          </table:table-cell>
          <table:table-cell table:formula="of:=[.M10]-[.O10]" office:value-type="float" office:value="5.6712300711048E-015" calcext:value-type="float">
            <text:p>5.67E-015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3472.09767063291" calcext:value-type="float">
            <text:p>3472.0976706329</text:p>
          </table:table-cell>
          <table:table-cell/>
          <table:table-cell table:style-name="ce3" office:value-type="float" office:value="3472.09767063365" calcext:value-type="float">
            <text:p>3472.0976706337</text:p>
          </table:table-cell>
          <table:table-cell/>
          <table:table-cell table:formula="of:=[.D11]/[.F11]" office:value-type="float" office:value="0.999999999999787" calcext:value-type="float">
            <text:p>1</text:p>
          </table:table-cell>
          <table:table-cell table:formula="of:=[.D11]-[.F11]" office:value-type="float" office:value="-0.000000000739873939892277" calcext:value-type="float">
            <text:p>-7.39873939892277E-01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472.09767063365" calcext:value-type="float">
            <text:p>3472.0976706337</text:p>
          </table:table-cell>
          <table:table-cell/>
          <table:table-cell table:style-name="ce4" table:formula="of:=[.F23]" office:value-type="float" office:value="3472.09764780896" calcext:value-type="float">
            <text:p>3472.097647809</text:p>
          </table:table-cell>
          <table:table-cell/>
          <table:table-cell table:formula="of:=[.M11]/[.O11]" office:value-type="float" office:value="1.00000000657375" calcext:value-type="float">
            <text:p>1.0000000066</text:p>
          </table:table-cell>
          <table:table-cell table:formula="of:=[.M11]-[.O11]" office:value-type="float" office:value="0.0000228246899496298" calcext:value-type="float">
            <text:p>2.28E-005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-5.16366716736276E-016" calcext:value-type="float">
            <text:p>-5.16366716736276E-016</text:p>
          </table:table-cell>
          <table:table-cell/>
          <table:table-cell table:formula="of:=[.D12]/[.F12]" office:value-type="float" office:value="-0" calcext:value-type="float">
            <text:p>0</text:p>
          </table:table-cell>
          <table:table-cell table:formula="of:=[.D12]-[.F12]" office:value-type="float" office:value="5.16366716736276E-016" calcext:value-type="float">
            <text:p>5.16366716736276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5.16366716736276E-016" calcext:value-type="float">
            <text:p>-5.16366716736276E-016</text:p>
          </table:table-cell>
          <table:table-cell/>
          <table:table-cell table:style-name="ce4" table:formula="of:=[.F24]" office:value-type="float" office:value="-1.20259873040786E-017" calcext:value-type="float">
            <text:p>-1.20259873040786E-017</text:p>
          </table:table-cell>
          <table:table-cell/>
          <table:table-cell table:formula="of:=[.M12]/[.O12]" office:value-type="float" office:value="42.937573745912" calcext:value-type="float">
            <text:p>42.9375737459</text:p>
          </table:table-cell>
          <table:table-cell table:formula="of:=[.M12]-[.O12]" office:value-type="float" office:value="-5.04340729432197E-016" calcext:value-type="float">
            <text:p>-5.04E-016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-2.75588145211437E-017" calcext:value-type="float">
            <text:p>-2.75588145211437E-017</text:p>
          </table:table-cell>
          <table:table-cell/>
          <table:table-cell table:formula="of:=[.D13]/[.F13]" office:value-type="float" office:value="-0" calcext:value-type="float">
            <text:p>0</text:p>
          </table:table-cell>
          <table:table-cell table:formula="of:=[.D13]-[.F13]" office:value-type="float" office:value="2.75588145211437E-017" calcext:value-type="float">
            <text:p>2.75588145211437E-01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-2.75588145211437E-017" calcext:value-type="float">
            <text:p>-2.75588145211437E-017</text:p>
          </table:table-cell>
          <table:table-cell/>
          <table:table-cell table:style-name="ce4" table:formula="of:=[.F25]" office:value-type="float" office:value="9.78907288178513E-033" calcext:value-type="float">
            <text:p>9.78907288178513E-033</text:p>
          </table:table-cell>
          <table:table-cell/>
          <table:table-cell table:formula="of:=[.M13]/[.O13]" office:value-type="float" office:value="-2.81526298291469E+015" calcext:value-type="float">
            <text:p>-2815262982914690</text:p>
          </table:table-cell>
          <table:table-cell table:formula="of:=[.M13]-[.O13]" office:value-type="float" office:value="-2.75588145211437E-017" calcext:value-type="float">
            <text:p>-2.76E-017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2.34806102744223" calcext:value-type="float">
            <text:p>2.3480610274</text:p>
          </table:table-cell>
          <table:table-cell/>
          <table:table-cell table:style-name="ce3" office:value-type="float" office:value="2.34806102758655" calcext:value-type="float">
            <text:p>2.3480610276</text:p>
          </table:table-cell>
          <table:table-cell/>
          <table:table-cell table:formula="of:=[.D14]/[.F14]" office:value-type="float" office:value="0.999999999938537" calcext:value-type="float">
            <text:p>0.9999999999</text:p>
          </table:table-cell>
          <table:table-cell table:formula="of:=[.D14]-[.F14]" office:value-type="float" office:value="-0.000000000144319667327864" calcext:value-type="float">
            <text:p>-1.44319667327864E-01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2.34806102758655" calcext:value-type="float">
            <text:p>2.3480610276</text:p>
          </table:table-cell>
          <table:table-cell/>
          <table:table-cell table:style-name="ce4" table:formula="of:=[.F26]" office:value-type="float" office:value="2.34806139643398" calcext:value-type="float">
            <text:p>2.3480613964</text:p>
          </table:table-cell>
          <table:table-cell/>
          <table:table-cell table:formula="of:=[.M14]/[.O14]" office:value-type="float" office:value="0.999999842914061" calcext:value-type="float">
            <text:p>0.9999998429</text:p>
          </table:table-cell>
          <table:table-cell table:formula="of:=[.M14]-[.O14]" office:value-type="float" office:value="-0.000000368847429932373" calcext:value-type="float">
            <text:p>-3.69E-007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7" calcext:value-type="float">
            <text:p>100.3578251624</text:p>
          </table:table-cell>
          <table:table-cell/>
          <table:table-cell table:formula="of:=[.D15]/[.F15]" office:value-type="float" office:value="1.00000000000002" calcext:value-type="float">
            <text:p>1</text:p>
          </table:table-cell>
          <table:table-cell table:formula="of:=[.D15]-[.F15]" office:value-type="float" office:value="0.00000000000200373051484348" calcext:value-type="float">
            <text:p>2.00373051484348E-01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.99999999999998" calcext:value-type="float">
            <text:p>1</text:p>
          </table:table-cell>
          <table:table-cell table:formula="of:=[.M15]-[.O15]" office:value-type="float" office:value="-0.00000000000200373051484348" calcext:value-type="float">
            <text:p>-2.00E-01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 office:value-type="float" office:value="2.86023523402032E-015" calcext:value-type="float">
            <text:p>2.86023523402032E-015</text:p>
          </table:table-cell>
          <table:table-cell/>
          <table:table-cell table:formula="of:=[.D21]/[.F21]" office:value-type="float" office:value="0" calcext:value-type="float">
            <text:p>0</text:p>
          </table:table-cell>
          <table:table-cell table:formula="of:=[.D21]-[.F21]" office:value-type="float" office:value="-2.86023523402032E-015" calcext:value-type="float">
            <text:p>-2.86023523402032E-01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-0.000000000000014155558224786" calcext:value-type="float">
            <text:p>-1.4155558224786E-014</text:p>
          </table:table-cell>
          <table:table-cell/>
          <table:table-cell table:style-name="ce4" table:formula="of:=[.F33]" office:value-type="float" office:value="-3.07036061127326E-017" calcext:value-type="float">
            <text:p>-3.07036061127326E-017</text:p>
          </table:table-cell>
          <table:table-cell/>
          <table:table-cell table:formula="of:=[.M21]/[.O21]" office:value-type="float" office:value="461.038946787289" calcext:value-type="float">
            <text:p>461.0389467873</text:p>
          </table:table-cell>
          <table:table-cell table:formula="of:=[.M21]-[.O21]" office:value-type="float" office:value="-0.0000000000000141248546186733" calcext:value-type="float">
            <text:p>-1.41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-3.10321070934018E-030" calcext:value-type="float">
            <text:p>-3.10321070934018E-030</text:p>
          </table:table-cell>
          <table:table-cell/>
          <table:table-cell table:formula="of:=[.D22]/[.F22]" office:value-type="float" office:value="-0" calcext:value-type="float">
            <text:p>0</text:p>
          </table:table-cell>
          <table:table-cell table:formula="of:=[.D22]-[.F22]" office:value-type="float" office:value="3.10321070934018E-030" calcext:value-type="float">
            <text:p>3.10321070934018E-03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5.6712300711048E-015" calcext:value-type="float">
            <text:p>5.6712300711048E-015</text:p>
          </table:table-cell>
          <table:table-cell/>
          <table:table-cell table:style-name="ce4" table:formula="of:=[.F34]" office:value-type="float" office:value="-1.9310074587613E-028" calcext:value-type="float">
            <text:p>-1.9310074587613E-028</text:p>
          </table:table-cell>
          <table:table-cell/>
          <table:table-cell table:formula="of:=[.M22]/[.O22]" office:value-type="float" office:value="-29369281021538.7" calcext:value-type="float">
            <text:p>-29369281021538.7</text:p>
          </table:table-cell>
          <table:table-cell table:formula="of:=[.M22]-[.O22]" office:value-type="float" office:value="5.67123007110499E-015" calcext:value-type="float">
            <text:p>5.67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472.09767063291" calcext:value-type="float">
            <text:p>3472.0976706329</text:p>
          </table:table-cell>
          <table:table-cell/>
          <table:table-cell table:style-name="ce3" office:value-type="float" office:value="3472.09764780896" calcext:value-type="float">
            <text:p>3472.097647809</text:p>
          </table:table-cell>
          <table:table-cell/>
          <table:table-cell table:formula="of:=[.D23]/[.F23]" office:value-type="float" office:value="1.00000000657353" calcext:value-type="float">
            <text:p>1.0000000066</text:p>
          </table:table-cell>
          <table:table-cell table:formula="of:=[.D23]-[.F23]" office:value-type="float" office:value="0.0000228239500756899" calcext:value-type="float">
            <text:p>0.00002282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472.09767063365" calcext:value-type="float">
            <text:p>3472.0976706337</text:p>
          </table:table-cell>
          <table:table-cell/>
          <table:table-cell table:style-name="ce4" table:formula="of:=[.F35]" office:value-type="float" office:value="3472.09767829092" calcext:value-type="float">
            <text:p>3472.0976782909</text:p>
          </table:table-cell>
          <table:table-cell/>
          <table:table-cell table:formula="of:=[.M23]/[.O23]" office:value-type="float" office:value="0.999999997794627" calcext:value-type="float">
            <text:p>0.9999999978</text:p>
          </table:table-cell>
          <table:table-cell table:formula="of:=[.M23]-[.O23]" office:value-type="float" office:value="-0.00000765727008911199" calcext:value-type="float">
            <text:p>-7.66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-1.20259873040786E-017" calcext:value-type="float">
            <text:p>-1.20259873040786E-017</text:p>
          </table:table-cell>
          <table:table-cell/>
          <table:table-cell table:formula="of:=[.D24]/[.F24]" office:value-type="float" office:value="-0" calcext:value-type="float">
            <text:p>0</text:p>
          </table:table-cell>
          <table:table-cell table:formula="of:=[.D24]-[.F24]" office:value-type="float" office:value="1.20259873040786E-017" calcext:value-type="float">
            <text:p>1.20259873040786E-01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5.16366716736276E-016" calcext:value-type="float">
            <text:p>-5.16366716736276E-016</text:p>
          </table:table-cell>
          <table:table-cell/>
          <table:table-cell table:style-name="ce4" table:formula="of:=[.F36]" office:value-type="float" office:value="-1.78059224839879E-017" calcext:value-type="float">
            <text:p>-1.78059224839879E-017</text:p>
          </table:table-cell>
          <table:table-cell/>
          <table:table-cell table:formula="of:=[.M24]/[.O24]" office:value-type="float" office:value="28.999717212103" calcext:value-type="float">
            <text:p>28.9997172121</text:p>
          </table:table-cell>
          <table:table-cell table:formula="of:=[.M24]-[.O24]" office:value-type="float" office:value="-4.98560794252288E-016" calcext:value-type="float">
            <text:p>-4.99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9.78907288178513E-033" calcext:value-type="float">
            <text:p>9.78907288178513E-033</text:p>
          </table:table-cell>
          <table:table-cell/>
          <table:table-cell table:formula="of:=[.D25]/[.F25]" office:value-type="float" office:value="0" calcext:value-type="float">
            <text:p>0</text:p>
          </table:table-cell>
          <table:table-cell table:formula="of:=[.D25]-[.F25]" office:value-type="float" office:value="-9.78907288178513E-033" calcext:value-type="float">
            <text:p>-9.78907288178513E-03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-2.75588145211437E-017" calcext:value-type="float">
            <text:p>-2.75588145211437E-017</text:p>
          </table:table-cell>
          <table:table-cell/>
          <table:table-cell table:style-name="ce4" table:formula="of:=[.F37]" office:value-type="float" office:value="-4.66438389214054E-029" calcext:value-type="float">
            <text:p>-4.66438389214054E-029</text:p>
          </table:table-cell>
          <table:table-cell/>
          <table:table-cell table:formula="of:=[.M25]/[.O25]" office:value-type="float" office:value="590835041849.367" calcext:value-type="float">
            <text:p>590835041849.367</text:p>
          </table:table-cell>
          <table:table-cell table:formula="of:=[.M25]-[.O25]" office:value-type="float" office:value="-2.75588145210971E-017" calcext:value-type="float">
            <text:p>-2.76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2.34806102744223" calcext:value-type="float">
            <text:p>2.3480610274</text:p>
          </table:table-cell>
          <table:table-cell/>
          <table:table-cell table:style-name="ce3" office:value-type="float" office:value="2.34806139643398" calcext:value-type="float">
            <text:p>2.3480613964</text:p>
          </table:table-cell>
          <table:table-cell/>
          <table:table-cell table:formula="of:=[.D26]/[.F26]" office:value-type="float" office:value="0.999999842852597" calcext:value-type="float">
            <text:p>0.9999998429</text:p>
          </table:table-cell>
          <table:table-cell table:formula="of:=[.D26]-[.F26]" office:value-type="float" office:value="-0.000000368991749599701" calcext:value-type="float">
            <text:p>-0.00000036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2.34806102758655" calcext:value-type="float">
            <text:p>2.3480610276</text:p>
          </table:table-cell>
          <table:table-cell/>
          <table:table-cell table:style-name="ce4" table:formula="of:=[.F38]" office:value-type="float" office:value="2.348060908727" calcext:value-type="float">
            <text:p>2.3480609087</text:p>
          </table:table-cell>
          <table:table-cell/>
          <table:table-cell table:formula="of:=[.M26]/[.O26]" office:value-type="float" office:value="1.0000000506203" calcext:value-type="float">
            <text:p>1.0000000506</text:p>
          </table:table-cell>
          <table:table-cell table:formula="of:=[.M26]-[.O26]" office:value-type="float" office:value="0.000000118859549758099" calcext:value-type="float">
            <text:p>1.19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27]/[.F27]" office:value-type="float" office:value="1" calcext:value-type="float">
            <text:p>1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.99999999999998" calcext:value-type="float">
            <text:p>1</text:p>
          </table:table-cell>
          <table:table-cell table:formula="of:=[.M27]-[.O27]" office:value-type="float" office:value="-0.00000000000200373051484348" calcext:value-type="float">
            <text:p>-2.00E-01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 office:value-type="float" office:value="-3.07036061127326E-017" calcext:value-type="float">
            <text:p>-3.07036061127326E-017</text:p>
          </table:table-cell>
          <table:table-cell/>
          <table:table-cell table:formula="of:=[.D33]/[.F33]" office:value-type="float" office:value="-0" calcext:value-type="float">
            <text:p>0</text:p>
          </table:table-cell>
          <table:table-cell table:formula="of:=[.D33]-[.F33]" office:value-type="float" office:value="3.07036061127326E-017" calcext:value-type="float">
            <text:p>3.07036061127326E-01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-3.07036061127326E-017" calcext:value-type="float">
            <text:p>-3.07036061127326E-017</text:p>
          </table:table-cell>
          <table:table-cell/>
          <table:table-cell table:style-name="ce4" table:formula="of:=[.F21]" office:value-type="float" office:value="2.86023523402032E-015" calcext:value-type="float">
            <text:p>2.86023523402032E-015</text:p>
          </table:table-cell>
          <table:table-cell/>
          <table:table-cell table:formula="of:=[.M33]/[.O33]" office:value-type="float" office:value="-0.010734643692077" calcext:value-type="float">
            <text:p>-0.0107346437</text:p>
          </table:table-cell>
          <table:table-cell table:formula="of:=[.M33]-[.O33]" office:value-type="float" office:value="-2.89093884013305E-015" calcext:value-type="float">
            <text:p>-2.89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-1.9310074587613E-028" calcext:value-type="float">
            <text:p>-1.9310074587613E-028</text:p>
          </table:table-cell>
          <table:table-cell/>
          <table:table-cell table:formula="of:=[.D34]/[.F34]" office:value-type="float" office:value="-0" calcext:value-type="float">
            <text:p>0</text:p>
          </table:table-cell>
          <table:table-cell table:formula="of:=[.D34]-[.F34]" office:value-type="float" office:value="1.9310074587613E-028" calcext:value-type="float">
            <text:p>1.9310074587613E-02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-1.9310074587613E-028" calcext:value-type="float">
            <text:p>-1.9310074587613E-028</text:p>
          </table:table-cell>
          <table:table-cell/>
          <table:table-cell table:style-name="ce4" table:formula="of:=[.F22]" office:value-type="float" office:value="-3.10321070934018E-030" calcext:value-type="float">
            <text:p>-3.10321070934018E-030</text:p>
          </table:table-cell>
          <table:table-cell/>
          <table:table-cell table:formula="of:=[.M34]/[.O34]" office:value-type="float" office:value="62.2261148090676" calcext:value-type="float">
            <text:p>62.2261148091</text:p>
          </table:table-cell>
          <table:table-cell table:formula="of:=[.M34]-[.O34]" office:value-type="float" office:value="-1.8999753516679E-028" calcext:value-type="float">
            <text:p>-1.90E-0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472.09767063291" calcext:value-type="float">
            <text:p>3472.0976706329</text:p>
          </table:table-cell>
          <table:table-cell/>
          <table:table-cell table:style-name="ce3" office:value-type="float" office:value="3472.09767829092" calcext:value-type="float">
            <text:p>3472.0976782909</text:p>
          </table:table-cell>
          <table:table-cell/>
          <table:table-cell table:formula="of:=[.D35]/[.F35]" office:value-type="float" office:value="0.999999997794414" calcext:value-type="float">
            <text:p>0.9999999978</text:p>
          </table:table-cell>
          <table:table-cell table:formula="of:=[.D35]-[.F35]" office:value-type="float" office:value="-0.00000765800996305188" calcext:value-type="float">
            <text:p>-0.000007658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3472.09767829092" calcext:value-type="float">
            <text:p>3472.0976782909</text:p>
          </table:table-cell>
          <table:table-cell/>
          <table:table-cell table:style-name="ce4" table:formula="of:=[.F23]" office:value-type="float" office:value="3472.09764780896" calcext:value-type="float">
            <text:p>3472.097647809</text:p>
          </table:table-cell>
          <table:table-cell/>
          <table:table-cell table:formula="of:=[.M35]/[.O35]" office:value-type="float" office:value="1.00000000877912" calcext:value-type="float">
            <text:p>1.0000000088</text:p>
          </table:table-cell>
          <table:table-cell table:formula="of:=[.M35]-[.O35]" office:value-type="float" office:value="0.0000304819600387418" calcext:value-type="float">
            <text:p>3.05E-0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-1.78059224839879E-017" calcext:value-type="float">
            <text:p>-1.78059224839879E-017</text:p>
          </table:table-cell>
          <table:table-cell/>
          <table:table-cell table:formula="of:=[.D36]/[.F36]" office:value-type="float" office:value="-0" calcext:value-type="float">
            <text:p>0</text:p>
          </table:table-cell>
          <table:table-cell table:formula="of:=[.D36]-[.F36]" office:value-type="float" office:value="1.78059224839879E-017" calcext:value-type="float">
            <text:p>1.78059224839879E-01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-1.78059224839879E-017" calcext:value-type="float">
            <text:p>-1.78059224839879E-017</text:p>
          </table:table-cell>
          <table:table-cell/>
          <table:table-cell table:style-name="ce4" table:formula="of:=[.F24]" office:value-type="float" office:value="-1.20259873040786E-017" calcext:value-type="float">
            <text:p>-1.20259873040786E-017</text:p>
          </table:table-cell>
          <table:table-cell/>
          <table:table-cell table:formula="of:=[.M36]/[.O36]" office:value-type="float" office:value="1.48062042922239" calcext:value-type="float">
            <text:p>1.4806204292</text:p>
          </table:table-cell>
          <table:table-cell table:formula="of:=[.M36]-[.O36]" office:value-type="float" office:value="-5.7799351799093E-018" calcext:value-type="float">
            <text:p>-5.78E-0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-4.66438389214054E-029" calcext:value-type="float">
            <text:p>-4.66438389214054E-029</text:p>
          </table:table-cell>
          <table:table-cell/>
          <table:table-cell table:formula="of:=[.D37]/[.F37]" office:value-type="float" office:value="-0" calcext:value-type="float">
            <text:p>0</text:p>
          </table:table-cell>
          <table:table-cell table:formula="of:=[.D37]-[.F37]" office:value-type="float" office:value="4.66438389214054E-029" calcext:value-type="float">
            <text:p>4.66438389214054E-02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-4.66438389214054E-029" calcext:value-type="float">
            <text:p>-4.66438389214054E-029</text:p>
          </table:table-cell>
          <table:table-cell/>
          <table:table-cell table:style-name="ce4" table:formula="of:=[.F25]" office:value-type="float" office:value="9.78907288178513E-033" calcext:value-type="float">
            <text:p>9.78907288178513E-033</text:p>
          </table:table-cell>
          <table:table-cell/>
          <table:table-cell table:formula="of:=[.M37]/[.O37]" office:value-type="float" office:value="-4764.88830808454" calcext:value-type="float">
            <text:p>-4764.8883080845</text:p>
          </table:table-cell>
          <table:table-cell table:formula="of:=[.M37]-[.O37]" office:value-type="float" office:value="-4.66536279942872E-029" calcext:value-type="float">
            <text:p>-4.67E-02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2.34806102744223" calcext:value-type="float">
            <text:p>2.3480610274</text:p>
          </table:table-cell>
          <table:table-cell/>
          <table:table-cell table:style-name="ce3" office:value-type="float" office:value="2.348060908727" calcext:value-type="float">
            <text:p>2.3480609087</text:p>
          </table:table-cell>
          <table:table-cell/>
          <table:table-cell table:formula="of:=[.D38]/[.F38]" office:value-type="float" office:value="1.00000005055884" calcext:value-type="float">
            <text:p>1.0000000506</text:p>
          </table:table-cell>
          <table:table-cell table:formula="of:=[.D38]-[.F38]" office:value-type="float" office:value="0.000000118715230090771" calcext:value-type="float">
            <text:p>1.18715230090771E-007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2.348060908727" calcext:value-type="float">
            <text:p>2.3480609087</text:p>
          </table:table-cell>
          <table:table-cell/>
          <table:table-cell table:style-name="ce4" table:formula="of:=[.F26]" office:value-type="float" office:value="2.34806139643398" calcext:value-type="float">
            <text:p>2.3480613964</text:p>
          </table:table-cell>
          <table:table-cell/>
          <table:table-cell table:formula="of:=[.M38]/[.O38]" office:value-type="float" office:value="0.99999979229377" calcext:value-type="float">
            <text:p>0.9999997923</text:p>
          </table:table-cell>
          <table:table-cell table:formula="of:=[.M38]-[.O38]" office:value-type="float" office:value="-0.000000487706979690472" calcext:value-type="float">
            <text:p>-4.88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39]/[.F39]" office:value-type="float" office:value="1" calcext:value-type="float">
            <text:p>1</text:p>
          </table:table-cell>
          <table:table-cell table:formula="of:=[.D39]-[.F39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 office:value-type="float" office:value="-3.31400751582836E-016" calcext:value-type="float">
            <text:p>-3.31400751582836E-016</text:p>
          </table:table-cell>
          <table:table-cell/>
          <table:table-cell table:formula="of:=[.D45]/[.F45]" office:value-type="float" office:value="-0" calcext:value-type="float">
            <text:p>0</text:p>
          </table:table-cell>
          <table:table-cell table:formula="of:=[.D45]-[.F45]" office:value-type="float" office:value="3.31400751582836E-016" calcext:value-type="float">
            <text:p>3.31400751582836E-01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-0.000000000000014155558224786" calcext:value-type="float">
            <text:p>-1.4155558224786E-014</text:p>
          </table:table-cell>
          <table:table-cell/>
          <table:table-cell table:style-name="ce4" table:formula="of:=[.F45]" office:value-type="float" office:value="-3.31400751582836E-016" calcext:value-type="float">
            <text:p>-3.31400751582836E-016</text:p>
          </table:table-cell>
          <table:table-cell/>
          <table:table-cell table:formula="of:=[.M45]/[.O45]" office:value-type="float" office:value="42.7143214285913" calcext:value-type="float">
            <text:p>42.7143214286</text:p>
          </table:table-cell>
          <table:table-cell table:formula="of:=[.M45]-[.O45]" office:value-type="float" office:value="-0.0000000000000138241574732032" calcext:value-type="float">
            <text:p>-1.38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3.55105315024957E-028" calcext:value-type="float">
            <text:p>3.55105315024957E-028</text:p>
          </table:table-cell>
          <table:table-cell/>
          <table:table-cell table:formula="of:=[.D46]/[.F46]" office:value-type="float" office:value="0" calcext:value-type="float">
            <text:p>0</text:p>
          </table:table-cell>
          <table:table-cell table:formula="of:=[.D46]-[.F46]" office:value-type="float" office:value="-3.55105315024957E-028" calcext:value-type="float">
            <text:p>-3.55105315024957E-02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5.6712300711048E-015" calcext:value-type="float">
            <text:p>5.6712300711048E-015</text:p>
          </table:table-cell>
          <table:table-cell/>
          <table:table-cell table:style-name="ce4" table:formula="of:=[.F46]" office:value-type="float" office:value="3.55105315024957E-028" calcext:value-type="float">
            <text:p>3.55105315024957E-028</text:p>
          </table:table-cell>
          <table:table-cell/>
          <table:table-cell table:formula="of:=[.M46]/[.O46]" office:value-type="float" office:value="15970558116558.2" calcext:value-type="float">
            <text:p>15970558116558.2</text:p>
          </table:table-cell>
          <table:table-cell table:formula="of:=[.M46]-[.O46]" office:value-type="float" office:value="5.67123007110444E-015" calcext:value-type="float">
            <text:p>5.67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472.09767063291" calcext:value-type="float">
            <text:p>3472.0976706329</text:p>
          </table:table-cell>
          <table:table-cell/>
          <table:table-cell table:style-name="ce3" office:value-type="float" office:value="3472.09767063691" calcext:value-type="float">
            <text:p>3472.0976706369</text:p>
          </table:table-cell>
          <table:table-cell/>
          <table:table-cell table:formula="of:=[.D47]/[.F47]" office:value-type="float" office:value="0.999999999998848" calcext:value-type="float">
            <text:p>1</text:p>
          </table:table-cell>
          <table:table-cell table:formula="of:=[.D47]-[.F47]" office:value-type="float" office:value="-0.00000000399995769839734" calcext:value-type="float">
            <text:p>-0.00000000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472.09767063365" calcext:value-type="float">
            <text:p>3472.0976706337</text:p>
          </table:table-cell>
          <table:table-cell/>
          <table:table-cell table:style-name="ce4" table:formula="of:=[.F47]" office:value-type="float" office:value="3472.09767063691" calcext:value-type="float">
            <text:p>3472.0976706369</text:p>
          </table:table-cell>
          <table:table-cell/>
          <table:table-cell table:formula="of:=[.M47]/[.O47]" office:value-type="float" office:value="0.999999999999061" calcext:value-type="float">
            <text:p>1</text:p>
          </table:table-cell>
          <table:table-cell table:formula="of:=[.M47]-[.O47]" office:value-type="float" office:value="-0.00000000326008375850506" calcext:value-type="float">
            <text:p>-3.26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5.61356292806025E-018" calcext:value-type="float">
            <text:p>5.61356292806025E-018</text:p>
          </table:table-cell>
          <table:table-cell/>
          <table:table-cell table:formula="of:=[.D48]/[.F48]" office:value-type="float" office:value="0" calcext:value-type="float">
            <text:p>0</text:p>
          </table:table-cell>
          <table:table-cell table:formula="of:=[.D48]-[.F48]" office:value-type="float" office:value="-5.61356292806025E-018" calcext:value-type="float">
            <text:p>-5.61356292806025E-01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5.16366716736276E-016" calcext:value-type="float">
            <text:p>-5.16366716736276E-016</text:p>
          </table:table-cell>
          <table:table-cell/>
          <table:table-cell table:style-name="ce4" table:formula="of:=[.F48]" office:value-type="float" office:value="5.61356292806025E-018" calcext:value-type="float">
            <text:p>5.61356292806025E-018</text:p>
          </table:table-cell>
          <table:table-cell/>
          <table:table-cell table:formula="of:=[.M48]/[.O48]" office:value-type="float" office:value="-91.9855577204164" calcext:value-type="float">
            <text:p>-91.9855577204</text:p>
          </table:table-cell>
          <table:table-cell table:formula="of:=[.M48]-[.O48]" office:value-type="float" office:value="-5.21980279664336E-016" calcext:value-type="float">
            <text:p>-5.22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-6.01879442396747E-030" calcext:value-type="float">
            <text:p>-6.01879442396747E-030</text:p>
          </table:table-cell>
          <table:table-cell/>
          <table:table-cell table:formula="of:=[.D49]/[.F49]" office:value-type="float" office:value="-0" calcext:value-type="float">
            <text:p>0</text:p>
          </table:table-cell>
          <table:table-cell table:formula="of:=[.D49]-[.F49]" office:value-type="float" office:value="6.01879442396747E-030" calcext:value-type="float">
            <text:p>6.01879442396747E-03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-2.75588145211437E-017" calcext:value-type="float">
            <text:p>-2.75588145211437E-017</text:p>
          </table:table-cell>
          <table:table-cell/>
          <table:table-cell table:style-name="ce4" table:formula="of:=[.F49]" office:value-type="float" office:value="-6.01879442396747E-030" calcext:value-type="float">
            <text:p>-6.01879442396747E-030</text:p>
          </table:table-cell>
          <table:table-cell/>
          <table:table-cell table:formula="of:=[.M49]/[.O49]" office:value-type="float" office:value="4578793123653.07" calcext:value-type="float">
            <text:p>4578793123653.07</text:p>
          </table:table-cell>
          <table:table-cell table:formula="of:=[.M49]-[.O49]" office:value-type="float" office:value="-2.75588145211377E-017" calcext:value-type="float">
            <text:p>-2.76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2.34806102744223" calcext:value-type="float">
            <text:p>2.3480610274</text:p>
          </table:table-cell>
          <table:table-cell/>
          <table:table-cell table:style-name="ce3" office:value-type="float" office:value="2.34806102751742" calcext:value-type="float">
            <text:p>2.3480610275</text:p>
          </table:table-cell>
          <table:table-cell/>
          <table:table-cell table:formula="of:=[.D50]/[.F50]" office:value-type="float" office:value="0.999999999967978" calcext:value-type="float">
            <text:p>1</text:p>
          </table:table-cell>
          <table:table-cell table:formula="of:=[.D50]-[.F50]" office:value-type="float" office:value="-0.0000000000751896322981338" calcext:value-type="float">
            <text:p>-7.51896322981338E-01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2.34806102758655" calcext:value-type="float">
            <text:p>2.3480610276</text:p>
          </table:table-cell>
          <table:table-cell/>
          <table:table-cell table:style-name="ce4" table:formula="of:=[.F50]" office:value-type="float" office:value="2.34806102751742" calcext:value-type="float">
            <text:p>2.3480610275</text:p>
          </table:table-cell>
          <table:table-cell/>
          <table:table-cell table:formula="of:=[.M50]/[.O50]" office:value-type="float" office:value="1.00000000002944" calcext:value-type="float">
            <text:p>1</text:p>
          </table:table-cell>
          <table:table-cell table:formula="of:=[.M50]-[.O50]" office:value-type="float" office:value="0.0000000000691300350297297" calcext:value-type="float">
            <text:p>6.91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51]/[.F51]" office:value-type="float" office:value="1" calcext:value-type="float">
            <text:p>1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.99999999999998" calcext:value-type="float">
            <text:p>1</text:p>
          </table:table-cell>
          <table:table-cell table:formula="of:=[.M51]-[.O51]" office:value-type="float" office:value="-0.00000000000200373051484348" calcext:value-type="float">
            <text:p>-2.00E-01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-3.31400751582836E-016" calcext:value-type="float">
            <text:p>-3.31400751582836E-016</text:p>
          </table:table-cell>
          <table:table-cell/>
          <table:table-cell table:style-name="ce4" table:formula="of:=[.F33]" office:value-type="float" office:value="-3.07036061127326E-017" calcext:value-type="float">
            <text:p>-3.07036061127326E-017</text:p>
          </table:table-cell>
          <table:table-cell/>
          <table:table-cell table:formula="of:=[.M57]/[.O57]" office:value-type="float" office:value="10.7935449134558" calcext:value-type="float">
            <text:p>10.7935449135</text:p>
          </table:table-cell>
          <table:table-cell table:formula="of:=[.M57]-[.O57]" office:value-type="float" office:value="-3.00697145470103E-016" calcext:value-type="float">
            <text:p>-3.01E-01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.55105315024957E-028" calcext:value-type="float">
            <text:p>3.55105315024957E-028</text:p>
          </table:table-cell>
          <table:table-cell/>
          <table:table-cell table:style-name="ce4" table:formula="of:=[.F34]" office:value-type="float" office:value="-1.9310074587613E-028" calcext:value-type="float">
            <text:p>-1.9310074587613E-028</text:p>
          </table:table-cell>
          <table:table-cell/>
          <table:table-cell table:formula="of:=[.M58]/[.O58]" office:value-type="float" office:value="-1.83896397403224" calcext:value-type="float">
            <text:p>-1.838963974</text:p>
          </table:table-cell>
          <table:table-cell table:formula="of:=[.M58]-[.O58]" office:value-type="float" office:value="5.48206060901087E-028" calcext:value-type="float">
            <text:p>5.48E-02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3472.09767063691" calcext:value-type="float">
            <text:p>3472.0976706369</text:p>
          </table:table-cell>
          <table:table-cell/>
          <table:table-cell table:style-name="ce4" table:formula="of:=[.F35]" office:value-type="float" office:value="3472.09767829092" calcext:value-type="float">
            <text:p>3472.0976782909</text:p>
          </table:table-cell>
          <table:table-cell/>
          <table:table-cell table:formula="of:=[.M59]/[.O59]" office:value-type="float" office:value="0.999999997795566" calcext:value-type="float">
            <text:p>0.9999999978</text:p>
          </table:table-cell>
          <table:table-cell table:formula="of:=[.M59]-[.O59]" office:value-type="float" office:value="-0.00000765401000535348" calcext:value-type="float">
            <text:p>-7.65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5.61356292806025E-018" calcext:value-type="float">
            <text:p>5.61356292806025E-018</text:p>
          </table:table-cell>
          <table:table-cell/>
          <table:table-cell table:style-name="ce4" table:formula="of:=[.F36]" office:value-type="float" office:value="-1.78059224839879E-017" calcext:value-type="float">
            <text:p>-1.78059224839879E-017</text:p>
          </table:table-cell>
          <table:table-cell/>
          <table:table-cell table:formula="of:=[.M60]/[.O60]" office:value-type="float" office:value="-0.315263808045232" calcext:value-type="float">
            <text:p>-0.315263808</text:p>
          </table:table-cell>
          <table:table-cell table:formula="of:=[.M60]-[.O60]" office:value-type="float" office:value="2.34194854120481E-017" calcext:value-type="float">
            <text:p>2.34E-01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-6.01879442396747E-030" calcext:value-type="float">
            <text:p>-6.01879442396747E-030</text:p>
          </table:table-cell>
          <table:table-cell/>
          <table:table-cell table:style-name="ce4" table:formula="of:=[.F37]" office:value-type="float" office:value="-4.66438389214054E-029" calcext:value-type="float">
            <text:p>-4.66438389214054E-029</text:p>
          </table:table-cell>
          <table:table-cell/>
          <table:table-cell table:formula="of:=[.M61]/[.O61]" office:value-type="float" office:value="0.129037286877461" calcext:value-type="float">
            <text:p>0.1290372869</text:p>
          </table:table-cell>
          <table:table-cell table:formula="of:=[.M61]-[.O61]" office:value-type="float" office:value="4.06250444974379E-029" calcext:value-type="float">
            <text:p>4.06E-02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2.34806102751742" calcext:value-type="float">
            <text:p>2.3480610275</text:p>
          </table:table-cell>
          <table:table-cell/>
          <table:table-cell table:style-name="ce4" table:formula="of:=[.F38]" office:value-type="float" office:value="2.348060908727" calcext:value-type="float">
            <text:p>2.3480609087</text:p>
          </table:table-cell>
          <table:table-cell/>
          <table:table-cell table:formula="of:=[.M62]/[.O62]" office:value-type="float" office:value="1.00000005059086" calcext:value-type="float">
            <text:p>1.0000000506</text:p>
          </table:table-cell>
          <table:table-cell table:formula="of:=[.M62]-[.O62]" office:value-type="float" office:value="0.000000118790419723069" calcext:value-type="float">
            <text:p>1.19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-3.31400751582836E-016" calcext:value-type="float">
            <text:p>-3.31400751582836E-016</text:p>
          </table:table-cell>
          <table:table-cell/>
          <table:table-cell table:style-name="ce4" table:formula="of:=[.F21]" office:value-type="float" office:value="2.86023523402032E-015" calcext:value-type="float">
            <text:p>2.86023523402032E-015</text:p>
          </table:table-cell>
          <table:table-cell/>
          <table:table-cell table:formula="of:=[.M69]/[.O69]" office:value-type="float" office:value="-0.115864858820378" calcext:value-type="float">
            <text:p>-0.1158648588</text:p>
          </table:table-cell>
          <table:table-cell table:formula="of:=[.M69]-[.O69]" office:value-type="float" office:value="-3.19163598560316E-015" calcext:value-type="float">
            <text:p>-3.19E-01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.55105315024957E-028" calcext:value-type="float">
            <text:p>3.55105315024957E-028</text:p>
          </table:table-cell>
          <table:table-cell/>
          <table:table-cell table:style-name="ce4" table:formula="of:=[.F22]" office:value-type="float" office:value="-3.10321070934018E-030" calcext:value-type="float">
            <text:p>-3.10321070934018E-030</text:p>
          </table:table-cell>
          <table:table-cell/>
          <table:table-cell table:formula="of:=[.M70]/[.O70]" office:value-type="float" office:value="-114.431583377869" calcext:value-type="float">
            <text:p>-114.4315833779</text:p>
          </table:table-cell>
          <table:table-cell table:formula="of:=[.M70]-[.O70]" office:value-type="float" office:value="3.58208525734297E-028" calcext:value-type="float">
            <text:p>3.58E-02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3472.09767063691" calcext:value-type="float">
            <text:p>3472.0976706369</text:p>
          </table:table-cell>
          <table:table-cell/>
          <table:table-cell table:style-name="ce4" table:formula="of:=[.F23]" office:value-type="float" office:value="3472.09764780896" calcext:value-type="float">
            <text:p>3472.097647809</text:p>
          </table:table-cell>
          <table:table-cell/>
          <table:table-cell table:formula="of:=[.M71]/[.O71]" office:value-type="float" office:value="1.00000000657469" calcext:value-type="float">
            <text:p>1.0000000066</text:p>
          </table:table-cell>
          <table:table-cell table:formula="of:=[.M71]-[.O71]" office:value-type="float" office:value="0.0000228279500333883" calcext:value-type="float">
            <text:p>2.28E-00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5.61356292806025E-018" calcext:value-type="float">
            <text:p>5.61356292806025E-018</text:p>
          </table:table-cell>
          <table:table-cell/>
          <table:table-cell table:style-name="ce4" table:formula="of:=[.F24]" office:value-type="float" office:value="-1.20259873040786E-017" calcext:value-type="float">
            <text:p>-1.20259873040786E-017</text:p>
          </table:table-cell>
          <table:table-cell/>
          <table:table-cell table:formula="of:=[.M72]/[.O72]" office:value-type="float" office:value="-0.466786034786218" calcext:value-type="float">
            <text:p>-0.4667860348</text:p>
          </table:table-cell>
          <table:table-cell table:formula="of:=[.M72]-[.O72]" office:value-type="float" office:value="1.76395502321389E-017" calcext:value-type="float">
            <text:p>1.76E-01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-6.01879442396747E-030" calcext:value-type="float">
            <text:p>-6.01879442396747E-030</text:p>
          </table:table-cell>
          <table:table-cell/>
          <table:table-cell table:style-name="ce4" table:formula="of:=[.F25]" office:value-type="float" office:value="9.78907288178513E-033" calcext:value-type="float">
            <text:p>9.78907288178513E-033</text:p>
          </table:table-cell>
          <table:table-cell/>
          <table:table-cell table:formula="of:=[.M73]/[.O73]" office:value-type="float" office:value="-614.848259549365" calcext:value-type="float">
            <text:p>-614.8482595494</text:p>
          </table:table-cell>
          <table:table-cell table:formula="of:=[.M73]-[.O73]" office:value-type="float" office:value="-6.02858349684925E-030" calcext:value-type="float">
            <text:p>-6.03E-03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2.34806102751742" calcext:value-type="float">
            <text:p>2.3480610275</text:p>
          </table:table-cell>
          <table:table-cell/>
          <table:table-cell table:style-name="ce4" table:formula="of:=[.F26]" office:value-type="float" office:value="2.34806139643398" calcext:value-type="float">
            <text:p>2.3480613964</text:p>
          </table:table-cell>
          <table:table-cell/>
          <table:table-cell table:formula="of:=[.M74]/[.O74]" office:value-type="float" office:value="0.999999842884619" calcext:value-type="float">
            <text:p>0.9999998429</text:p>
          </table:table-cell>
          <table:table-cell table:formula="of:=[.M74]-[.O74]" office:value-type="float" office:value="-0.000000368916559967403" calcext:value-type="float">
            <text:p>-3.69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4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0000001" calcext:value-type="float">
            <text:p>1.00E-014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20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8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8'.F9]" office:value-type="float" office:value="-0.000000000000014155558224786" calcext:value-type="float">
            <text:p>-1.4155558224786E-014</text:p>
          </table:table-cell>
          <table:table-cell/>
          <table:table-cell table:formula="of:=[.D9]/[.F9]" office:value-type="float" office:value="-0" calcext:value-type="float">
            <text:p>0</text:p>
          </table:table-cell>
          <table:table-cell table:formula="of:=[.D9]-[.F9]" office:value-type="float" office:value="0.000000000000014155558224786" calcext:value-type="float">
            <text:p>1.4155558224786E-01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-0.000000000000014155558224786" calcext:value-type="float">
            <text:p>-1.4155558224786E-014</text:p>
          </table:table-cell>
          <table:table-cell/>
          <table:table-cell table:style-name="ce4" table:formula="of:=[.F21]" office:value-type="float" office:value="3.32580188815136E-017" calcext:value-type="float">
            <text:p>3.32580188815136E-017</text:p>
          </table:table-cell>
          <table:table-cell/>
          <table:table-cell table:formula="of:=[.M9]/[.O9]" office:value-type="float" office:value="-425.628425890826" calcext:value-type="float">
            <text:p>-425.6284258908</text:p>
          </table:table-cell>
          <table:table-cell table:formula="of:=[.M9]-[.O9]" office:value-type="float" office:value="-0.0000000000000141888162436675" calcext:value-type="float">
            <text:p>-1.42E-014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8'.F10]" office:value-type="float" office:value="5.6712300711048E-015" calcext:value-type="float">
            <text:p>5.6712300711048E-015</text:p>
          </table:table-cell>
          <table:table-cell/>
          <table:table-cell table:formula="of:=[.D10]/[.F10]" office:value-type="float" office:value="0" calcext:value-type="float">
            <text:p>0</text:p>
          </table:table-cell>
          <table:table-cell table:formula="of:=[.D10]-[.F10]" office:value-type="float" office:value="-5.6712300711048E-015" calcext:value-type="float">
            <text:p>-5.6712300711048E-01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5.6712300711048E-015" calcext:value-type="float">
            <text:p>5.6712300711048E-015</text:p>
          </table:table-cell>
          <table:table-cell/>
          <table:table-cell table:style-name="ce4" table:formula="of:=[.F22]" office:value-type="float" office:value="-1.68190224932391E-030" calcext:value-type="float">
            <text:p>-1.68190224932391E-030</text:p>
          </table:table-cell>
          <table:table-cell/>
          <table:table-cell table:formula="of:=[.M10]/[.O10]" office:value-type="float" office:value="-3.37191419619334E+015" calcext:value-type="float">
            <text:p>-3371914196193340</text:p>
          </table:table-cell>
          <table:table-cell table:formula="of:=[.M10]-[.O10]" office:value-type="float" office:value="5.6712300711048E-015" calcext:value-type="float">
            <text:p>5.67E-015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3472.09767063369" calcext:value-type="float">
            <text:p>3472.0976706337</text:p>
          </table:table-cell>
          <table:table-cell/>
          <table:table-cell table:style-name="ce4" table:formula="of:=['After 77 sec tol. 1e-8'.F11]" office:value-type="float" office:value="3472.09767063365" calcext:value-type="float">
            <text:p>3472.0976706337</text:p>
          </table:table-cell>
          <table:table-cell/>
          <table:table-cell table:formula="of:=[.D11]/[.F11]" office:value-type="float" office:value="1.00000000000001" calcext:value-type="float">
            <text:p>1</text:p>
          </table:table-cell>
          <table:table-cell table:formula="of:=[.D11]-[.F11]" office:value-type="float" office:value="0.0000000000400177668780088" calcext:value-type="float">
            <text:p>4.00177668780088E-01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472.09767063365" calcext:value-type="float">
            <text:p>3472.0976706337</text:p>
          </table:table-cell>
          <table:table-cell/>
          <table:table-cell table:style-name="ce4" table:formula="of:=[.F23]" office:value-type="float" office:value="3472.09767063364" calcext:value-type="float">
            <text:p>3472.0976706336</text:p>
          </table:table-cell>
          <table:table-cell/>
          <table:table-cell table:formula="of:=[.M11]/[.O11]" office:value-type="float" office:value="1" calcext:value-type="float">
            <text:p>1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8'.F12]" office:value-type="float" office:value="-5.16366716736276E-016" calcext:value-type="float">
            <text:p>-5.16366716736276E-016</text:p>
          </table:table-cell>
          <table:table-cell/>
          <table:table-cell table:formula="of:=[.D12]/[.F12]" office:value-type="float" office:value="-0" calcext:value-type="float">
            <text:p>0</text:p>
          </table:table-cell>
          <table:table-cell table:formula="of:=[.D12]-[.F12]" office:value-type="float" office:value="5.16366716736276E-016" calcext:value-type="float">
            <text:p>5.16366716736276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5.16366716736276E-016" calcext:value-type="float">
            <text:p>-5.16366716736276E-016</text:p>
          </table:table-cell>
          <table:table-cell/>
          <table:table-cell table:style-name="ce4" table:formula="of:=[.F24]" office:value-type="float" office:value="-8.20667579037898E-018" calcext:value-type="float">
            <text:p>-8.20667579037898E-018</text:p>
          </table:table-cell>
          <table:table-cell/>
          <table:table-cell table:formula="of:=[.M12]/[.O12]" office:value-type="float" office:value="62.9203260766843" calcext:value-type="float">
            <text:p>62.9203260767</text:p>
          </table:table-cell>
          <table:table-cell table:formula="of:=[.M12]-[.O12]" office:value-type="float" office:value="-5.08160040945897E-016" calcext:value-type="float">
            <text:p>-5.08E-016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8'.F13]" office:value-type="float" office:value="-2.75588145211437E-017" calcext:value-type="float">
            <text:p>-2.75588145211437E-017</text:p>
          </table:table-cell>
          <table:table-cell/>
          <table:table-cell table:formula="of:=[.D13]/[.F13]" office:value-type="float" office:value="-0" calcext:value-type="float">
            <text:p>0</text:p>
          </table:table-cell>
          <table:table-cell table:formula="of:=[.D13]-[.F13]" office:value-type="float" office:value="2.75588145211437E-017" calcext:value-type="float">
            <text:p>2.75588145211437E-01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-2.75588145211437E-017" calcext:value-type="float">
            <text:p>-2.75588145211437E-017</text:p>
          </table:table-cell>
          <table:table-cell/>
          <table:table-cell table:style-name="ce4" table:formula="of:=[.F25]" office:value-type="float" office:value="-3.77418849001864E-031" calcext:value-type="float">
            <text:p>-3.77418849001864E-031</text:p>
          </table:table-cell>
          <table:table-cell/>
          <table:table-cell table:formula="of:=[.M13]/[.O13]" office:value-type="float" office:value="73019179073930.1" calcext:value-type="float">
            <text:p>73019179073930.1</text:p>
          </table:table-cell>
          <table:table-cell table:formula="of:=[.M13]-[.O13]" office:value-type="float" office:value="-2.75588145211433E-017" calcext:value-type="float">
            <text:p>-2.76E-017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2.34806102758579" calcext:value-type="float">
            <text:p>2.3480610276</text:p>
          </table:table-cell>
          <table:table-cell/>
          <table:table-cell table:style-name="ce4" table:formula="of:=['After 77 sec tol. 1e-8'.F14]" office:value-type="float" office:value="2.34806102758655" calcext:value-type="float">
            <text:p>2.3480610276</text:p>
          </table:table-cell>
          <table:table-cell/>
          <table:table-cell table:formula="of:=[.D14]/[.F14]" office:value-type="float" office:value="0.999999999999676" calcext:value-type="float">
            <text:p>1</text:p>
          </table:table-cell>
          <table:table-cell table:formula="of:=[.D14]-[.F14]" office:value-type="float" office:value="-0.000000000000759836638053457" calcext:value-type="float">
            <text:p>-7.59836638053457E-013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2.34806102758655" calcext:value-type="float">
            <text:p>2.3480610276</text:p>
          </table:table-cell>
          <table:table-cell/>
          <table:table-cell table:style-name="ce4" table:formula="of:=[.F26]" office:value-type="float" office:value="2.34806102758672" calcext:value-type="float">
            <text:p>2.3480610276</text:p>
          </table:table-cell>
          <table:table-cell/>
          <table:table-cell table:formula="of:=[.M14]/[.O14]" office:value-type="float" office:value="0.999999999999928" calcext:value-type="float">
            <text:p>1</text:p>
          </table:table-cell>
          <table:table-cell table:formula="of:=[.M14]-[.O14]" office:value-type="float" office:value="-0.000000000000170086167372574" calcext:value-type="float">
            <text:p>-1.70E-01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8'.F15]" office:value-type="float" office:value="100.357825162417" calcext:value-type="float">
            <text:p>100.3578251624</text:p>
          </table:table-cell>
          <table:table-cell/>
          <table:table-cell table:formula="of:=[.D15]/[.F15]" office:value-type="float" office:value="1.00000000000002" calcext:value-type="float">
            <text:p>1</text:p>
          </table:table-cell>
          <table:table-cell table:formula="of:=[.D15]-[.F15]" office:value-type="float" office:value="0.00000000000200373051484348" calcext:value-type="float">
            <text:p>2.00373051484348E-01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.99999999999998" calcext:value-type="float">
            <text:p>1</text:p>
          </table:table-cell>
          <table:table-cell table:formula="of:=[.M15]-[.O15]" office:value-type="float" office:value="-0.00000000000200373051484348" calcext:value-type="float">
            <text:p>-2.00E-012</text:p>
          </table:table-cell>
          <table:table-cell/>
          <table:table-cell table:style-name="ce3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 office:value-type="float" office:value="3.32580188815136E-017" calcext:value-type="float">
            <text:p>3.32580188815136E-017</text:p>
          </table:table-cell>
          <table:table-cell/>
          <table:table-cell table:formula="of:=[.D21]/[.F21]" office:value-type="float" office:value="0" calcext:value-type="float">
            <text:p>0</text:p>
          </table:table-cell>
          <table:table-cell table:formula="of:=[.D21]-[.F21]" office:value-type="float" office:value="-3.32580188815136E-017" calcext:value-type="float">
            <text:p>-3.32580188815136E-01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-0.000000000000014155558224786" calcext:value-type="float">
            <text:p>-1.4155558224786E-014</text:p>
          </table:table-cell>
          <table:table-cell/>
          <table:table-cell table:style-name="ce4" table:formula="of:=[.F33]" office:value-type="float" office:value="7.75414709030234E-015" calcext:value-type="float">
            <text:p>7.75414709030234E-015</text:p>
          </table:table-cell>
          <table:table-cell/>
          <table:table-cell table:formula="of:=[.M21]/[.O21]" office:value-type="float" office:value="-1.82554677644554" calcext:value-type="float">
            <text:p>-1.8255467764</text:p>
          </table:table-cell>
          <table:table-cell table:formula="of:=[.M21]-[.O21]" office:value-type="float" office:value="-0.0000000000000219097053150883" calcext:value-type="float">
            <text:p>-2.19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-1.68190224932391E-030" calcext:value-type="float">
            <text:p>-1.68190224932391E-030</text:p>
          </table:table-cell>
          <table:table-cell/>
          <table:table-cell table:formula="of:=[.D22]/[.F22]" office:value-type="float" office:value="-0" calcext:value-type="float">
            <text:p>0</text:p>
          </table:table-cell>
          <table:table-cell table:formula="of:=[.D22]-[.F22]" office:value-type="float" office:value="1.68190224932391E-030" calcext:value-type="float">
            <text:p>1.68190224932391E-03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5.6712300711048E-015" calcext:value-type="float">
            <text:p>5.6712300711048E-015</text:p>
          </table:table-cell>
          <table:table-cell/>
          <table:table-cell table:style-name="ce4" table:formula="of:=[.F34]" office:value-type="float" office:value="-8.76910973993648E-015" calcext:value-type="float">
            <text:p>-8.76910973993648E-015</text:p>
          </table:table-cell>
          <table:table-cell/>
          <table:table-cell table:formula="of:=[.M22]/[.O22]" office:value-type="float" office:value="-0.646728144508986" calcext:value-type="float">
            <text:p>-0.6467281445</text:p>
          </table:table-cell>
          <table:table-cell table:formula="of:=[.M22]-[.O22]" office:value-type="float" office:value="0.0000000000000144403398110413" calcext:value-type="float">
            <text:p>1.44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472.09767063369" calcext:value-type="float">
            <text:p>3472.0976706337</text:p>
          </table:table-cell>
          <table:table-cell/>
          <table:table-cell table:style-name="ce3" office:value-type="float" office:value="3472.09767063364" calcext:value-type="float">
            <text:p>3472.0976706336</text:p>
          </table:table-cell>
          <table:table-cell/>
          <table:table-cell table:formula="of:=[.D23]/[.F23]" office:value-type="float" office:value="1.00000000000001" calcext:value-type="float">
            <text:p>1</text:p>
          </table:table-cell>
          <table:table-cell table:formula="of:=[.D23]-[.F23]" office:value-type="float" office:value="0.0000000000500222085975111" calcext:value-type="float">
            <text:p>5.00222085975111E-01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472.09767063365" calcext:value-type="float">
            <text:p>3472.0976706337</text:p>
          </table:table-cell>
          <table:table-cell/>
          <table:table-cell table:style-name="ce4" table:formula="of:=[.F35]" office:value-type="float" office:value="3472.09767063377" calcext:value-type="float">
            <text:p>3472.0976706338</text:p>
          </table:table-cell>
          <table:table-cell/>
          <table:table-cell table:formula="of:=[.M23]/[.O23]" office:value-type="float" office:value="0.999999999999965" calcext:value-type="float">
            <text:p>1</text:p>
          </table:table-cell>
          <table:table-cell table:formula="of:=[.M23]-[.O23]" office:value-type="float" office:value="-0.000000000120053300634027" calcext:value-type="float">
            <text:p>-1.20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-8.20667579037898E-018" calcext:value-type="float">
            <text:p>-8.20667579037898E-018</text:p>
          </table:table-cell>
          <table:table-cell/>
          <table:table-cell table:formula="of:=[.D24]/[.F24]" office:value-type="float" office:value="-0" calcext:value-type="float">
            <text:p>0</text:p>
          </table:table-cell>
          <table:table-cell table:formula="of:=[.D24]-[.F24]" office:value-type="float" office:value="8.20667579037898E-018" calcext:value-type="float">
            <text:p>8.20667579037898E-01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5.16366716736276E-016" calcext:value-type="float">
            <text:p>-5.16366716736276E-016</text:p>
          </table:table-cell>
          <table:table-cell/>
          <table:table-cell table:style-name="ce4" table:formula="of:=[.F36]" office:value-type="float" office:value="4.20065666023213E-016" calcext:value-type="float">
            <text:p>4.20065666023213E-016</text:p>
          </table:table-cell>
          <table:table-cell/>
          <table:table-cell table:formula="of:=[.M24]/[.O24]" office:value-type="float" office:value="-1.22925237290815" calcext:value-type="float">
            <text:p>-1.2292523729</text:p>
          </table:table-cell>
          <table:table-cell table:formula="of:=[.M24]-[.O24]" office:value-type="float" office:value="-9.36432382759489E-016" calcext:value-type="float">
            <text:p>-9.36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-3.77418849001864E-031" calcext:value-type="float">
            <text:p>-3.77418849001864E-031</text:p>
          </table:table-cell>
          <table:table-cell/>
          <table:table-cell table:formula="of:=[.D25]/[.F25]" office:value-type="float" office:value="-0" calcext:value-type="float">
            <text:p>0</text:p>
          </table:table-cell>
          <table:table-cell table:formula="of:=[.D25]-[.F25]" office:value-type="float" office:value="3.77418849001864E-031" calcext:value-type="float">
            <text:p>3.77418849001864E-03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-2.75588145211437E-017" calcext:value-type="float">
            <text:p>-2.75588145211437E-017</text:p>
          </table:table-cell>
          <table:table-cell/>
          <table:table-cell table:style-name="ce4" table:formula="of:=[.F37]" office:value-type="float" office:value="-1.86585429592436E-016" calcext:value-type="float">
            <text:p>-1.86585429592436E-016</text:p>
          </table:table-cell>
          <table:table-cell/>
          <table:table-cell table:formula="of:=[.M25]/[.O25]" office:value-type="float" office:value="0.147700785540121" calcext:value-type="float">
            <text:p>0.1477007855</text:p>
          </table:table-cell>
          <table:table-cell table:formula="of:=[.M25]-[.O25]" office:value-type="float" office:value="1.59026615071292E-016" calcext:value-type="float">
            <text:p>1.59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2.34806102758579" calcext:value-type="float">
            <text:p>2.3480610276</text:p>
          </table:table-cell>
          <table:table-cell/>
          <table:table-cell table:style-name="ce3" office:value-type="float" office:value="2.34806102758672" calcext:value-type="float">
            <text:p>2.3480610276</text:p>
          </table:table-cell>
          <table:table-cell/>
          <table:table-cell table:formula="of:=[.D26]/[.F26]" office:value-type="float" office:value="0.999999999999604" calcext:value-type="float">
            <text:p>1</text:p>
          </table:table-cell>
          <table:table-cell table:formula="of:=[.D26]-[.F26]" office:value-type="float" office:value="-0.000000000000929922805426031" calcext:value-type="float">
            <text:p>-9.29922805426031E-013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2.34806102758655" calcext:value-type="float">
            <text:p>2.3480610276</text:p>
          </table:table-cell>
          <table:table-cell/>
          <table:table-cell table:style-name="ce4" table:formula="of:=[.F38]" office:value-type="float" office:value="2.3480610275847" calcext:value-type="float">
            <text:p>2.3480610276</text:p>
          </table:table-cell>
          <table:table-cell/>
          <table:table-cell table:formula="of:=[.M26]/[.O26]" office:value-type="float" office:value="1.00000000000079" calcext:value-type="float">
            <text:p>1</text:p>
          </table:table-cell>
          <table:table-cell table:formula="of:=[.M26]-[.O26]" office:value-type="float" office:value="0.00000000000184963155902551" calcext:value-type="float">
            <text:p>1.85E-0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27]/[.F27]" office:value-type="float" office:value="1" calcext:value-type="float">
            <text:p>1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formula="of:=[.M27]/[.O27]" office:value-type="float" office:value="0.99999999999999" calcext:value-type="float">
            <text:p>1</text:p>
          </table:table-cell>
          <table:table-cell table:formula="of:=[.M27]-[.O27]" office:value-type="float" office:value="-0.00000000000099475983006414" calcext:value-type="float">
            <text:p>-9.95E-013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 office:value-type="float" office:value="7.75414709030234E-015" calcext:value-type="float">
            <text:p>7.75414709030234E-015</text:p>
          </table:table-cell>
          <table:table-cell/>
          <table:table-cell table:formula="of:=[.D33]/[.F33]" office:value-type="float" office:value="0" calcext:value-type="float">
            <text:p>0</text:p>
          </table:table-cell>
          <table:table-cell table:formula="of:=[.D33]-[.F33]" office:value-type="float" office:value="-7.75414709030234E-015" calcext:value-type="float">
            <text:p>-7.75414709030234E-01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7.75414709030234E-015" calcext:value-type="float">
            <text:p>7.75414709030234E-015</text:p>
          </table:table-cell>
          <table:table-cell/>
          <table:table-cell table:style-name="ce4" table:formula="of:=[.F21]" office:value-type="float" office:value="3.32580188815136E-017" calcext:value-type="float">
            <text:p>3.32580188815136E-017</text:p>
          </table:table-cell>
          <table:table-cell/>
          <table:table-cell table:formula="of:=[.M33]/[.O33]" office:value-type="float" office:value="233.151202358974" calcext:value-type="float">
            <text:p>233.151202359</text:p>
          </table:table-cell>
          <table:table-cell table:formula="of:=[.M33]-[.O33]" office:value-type="float" office:value="7.72088907142083E-015" calcext:value-type="float">
            <text:p>7.72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-8.76910973993648E-015" calcext:value-type="float">
            <text:p>-8.76910973993648E-015</text:p>
          </table:table-cell>
          <table:table-cell/>
          <table:table-cell table:formula="of:=[.D34]/[.F34]" office:value-type="float" office:value="-0" calcext:value-type="float">
            <text:p>0</text:p>
          </table:table-cell>
          <table:table-cell table:formula="of:=[.D34]-[.F34]" office:value-type="float" office:value="8.76910973993648E-015" calcext:value-type="float">
            <text:p>8.76910973993648E-01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-8.76910973993648E-015" calcext:value-type="float">
            <text:p>-8.76910973993648E-015</text:p>
          </table:table-cell>
          <table:table-cell/>
          <table:table-cell table:style-name="ce4" table:formula="of:=[.F22]" office:value-type="float" office:value="-1.68190224932391E-030" calcext:value-type="float">
            <text:p>-1.68190224932391E-030</text:p>
          </table:table-cell>
          <table:table-cell/>
          <table:table-cell table:formula="of:=[.M34]/[.O34]" office:value-type="float" office:value="5.21380463309415E+015" calcext:value-type="float">
            <text:p>5213804633094150</text:p>
          </table:table-cell>
          <table:table-cell table:formula="of:=[.M34]-[.O34]" office:value-type="float" office:value="-8.76910973993648E-015" calcext:value-type="float">
            <text:p>-8.77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472.09767063369" calcext:value-type="float">
            <text:p>3472.0976706337</text:p>
          </table:table-cell>
          <table:table-cell/>
          <table:table-cell table:style-name="ce3" office:value-type="float" office:value="3472.09767063377" calcext:value-type="float">
            <text:p>3472.0976706338</text:p>
          </table:table-cell>
          <table:table-cell/>
          <table:table-cell table:formula="of:=[.D35]/[.F35]" office:value-type="float" office:value="0.999999999999977" calcext:value-type="float">
            <text:p>1</text:p>
          </table:table-cell>
          <table:table-cell table:formula="of:=[.D35]-[.F35]" office:value-type="float" office:value="-0.0000000000800355337560177" calcext:value-type="float">
            <text:p>-8.00355337560177E-01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3472.09767063377" calcext:value-type="float">
            <text:p>3472.0976706338</text:p>
          </table:table-cell>
          <table:table-cell/>
          <table:table-cell table:style-name="ce4" table:formula="of:=[.F23]" office:value-type="float" office:value="3472.09767063364" calcext:value-type="float">
            <text:p>3472.0976706336</text:p>
          </table:table-cell>
          <table:table-cell/>
          <table:table-cell table:formula="of:=[.M35]/[.O35]" office:value-type="float" office:value="1.00000000000004" calcext:value-type="float">
            <text:p>1</text:p>
          </table:table-cell>
          <table:table-cell table:formula="of:=[.M35]-[.O35]" office:value-type="float" office:value="0.000000000130057742353529" calcext:value-type="float">
            <text:p>1.30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4.20065666023213E-016" calcext:value-type="float">
            <text:p>4.20065666023213E-016</text:p>
          </table:table-cell>
          <table:table-cell/>
          <table:table-cell table:formula="of:=[.D36]/[.F36]" office:value-type="float" office:value="0" calcext:value-type="float">
            <text:p>0</text:p>
          </table:table-cell>
          <table:table-cell table:formula="of:=[.D36]-[.F36]" office:value-type="float" office:value="-4.20065666023213E-016" calcext:value-type="float">
            <text:p>-4.20065666023213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4.20065666023213E-016" calcext:value-type="float">
            <text:p>4.20065666023213E-016</text:p>
          </table:table-cell>
          <table:table-cell/>
          <table:table-cell table:style-name="ce4" table:formula="of:=[.F24]" office:value-type="float" office:value="-8.20667579037898E-018" calcext:value-type="float">
            <text:p>-8.20667579037898E-018</text:p>
          </table:table-cell>
          <table:table-cell/>
          <table:table-cell table:formula="of:=[.M36]/[.O36]" office:value-type="float" office:value="-51.1858487837028" calcext:value-type="float">
            <text:p>-51.1858487837</text:p>
          </table:table-cell>
          <table:table-cell table:formula="of:=[.M36]-[.O36]" office:value-type="float" office:value="4.28272341813592E-016" calcext:value-type="float">
            <text:p>4.28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-1.86585429592436E-016" calcext:value-type="float">
            <text:p>-1.86585429592436E-016</text:p>
          </table:table-cell>
          <table:table-cell/>
          <table:table-cell table:formula="of:=[.D37]/[.F37]" office:value-type="float" office:value="-0" calcext:value-type="float">
            <text:p>0</text:p>
          </table:table-cell>
          <table:table-cell table:formula="of:=[.D37]-[.F37]" office:value-type="float" office:value="1.86585429592436E-016" calcext:value-type="float">
            <text:p>1.86585429592436E-01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-1.86585429592436E-016" calcext:value-type="float">
            <text:p>-1.86585429592436E-016</text:p>
          </table:table-cell>
          <table:table-cell/>
          <table:table-cell table:style-name="ce4" table:formula="of:=[.F25]" office:value-type="float" office:value="-3.77418849001864E-031" calcext:value-type="float">
            <text:p>-3.77418849001864E-031</text:p>
          </table:table-cell>
          <table:table-cell/>
          <table:table-cell table:formula="of:=[.M37]/[.O37]" office:value-type="float" office:value="494372313640103" calcext:value-type="float">
            <text:p>494372313640103</text:p>
          </table:table-cell>
          <table:table-cell table:formula="of:=[.M37]-[.O37]" office:value-type="float" office:value="-1.86585429592436E-016" calcext:value-type="float">
            <text:p>-1.87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2.34806102758579" calcext:value-type="float">
            <text:p>2.3480610276</text:p>
          </table:table-cell>
          <table:table-cell/>
          <table:table-cell table:style-name="ce3" office:value-type="float" office:value="2.3480610275847" calcext:value-type="float">
            <text:p>2.3480610276</text:p>
          </table:table-cell>
          <table:table-cell/>
          <table:table-cell table:formula="of:=[.D38]/[.F38]" office:value-type="float" office:value="1.00000000000046" calcext:value-type="float">
            <text:p>1</text:p>
          </table:table-cell>
          <table:table-cell table:formula="of:=[.D38]-[.F38]" office:value-type="float" office:value="0.00000000000108979492097205" calcext:value-type="float">
            <text:p>1.08979492097205E-01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2.3480610275847" calcext:value-type="float">
            <text:p>2.3480610276</text:p>
          </table:table-cell>
          <table:table-cell/>
          <table:table-cell table:style-name="ce4" table:formula="of:=[.F26]" office:value-type="float" office:value="2.34806102758672" calcext:value-type="float">
            <text:p>2.3480610276</text:p>
          </table:table-cell>
          <table:table-cell/>
          <table:table-cell table:formula="of:=[.M38]/[.O38]" office:value-type="float" office:value="0.99999999999914" calcext:value-type="float">
            <text:p>1</text:p>
          </table:table-cell>
          <table:table-cell table:formula="of:=[.M38]-[.O38]" office:value-type="float" office:value="-0.00000000000201971772639808" calcext:value-type="float">
            <text:p>-2.02E-0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8" calcext:value-type="float">
            <text:p>100.3578251624</text:p>
          </table:table-cell>
          <table:table-cell/>
          <table:table-cell table:formula="of:=[.D39]/[.F39]" office:value-type="float" office:value="1.00000000000001" calcext:value-type="float">
            <text:p>1</text:p>
          </table:table-cell>
          <table:table-cell table:formula="of:=[.D39]-[.F39]" office:value-type="float" office:value="0.00000000000100897068477934" calcext:value-type="float">
            <text:p>1.00897068477934E-01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0.99999999999999" calcext:value-type="float">
            <text:p>1</text:p>
          </table:table-cell>
          <table:table-cell table:formula="of:=[.M39]-[.O39]" office:value-type="float" office:value="-0.00000000000100897068477934" calcext:value-type="float">
            <text:p>-1.01E-01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 office:value-type="float" office:value="-1.41050149766438E-016" calcext:value-type="float">
            <text:p>-1.41050149766438E-016</text:p>
          </table:table-cell>
          <table:table-cell/>
          <table:table-cell table:formula="of:=[.D45]/[.F45]" office:value-type="float" office:value="-0" calcext:value-type="float">
            <text:p>0</text:p>
          </table:table-cell>
          <table:table-cell table:formula="of:=[.D45]-[.F45]" office:value-type="float" office:value="1.41050149766438E-016" calcext:value-type="float">
            <text:p>1.41050149766438E-01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-0.000000000000014155558224786" calcext:value-type="float">
            <text:p>-1.4155558224786E-014</text:p>
          </table:table-cell>
          <table:table-cell/>
          <table:table-cell table:style-name="ce4" table:formula="of:=[.F45]" office:value-type="float" office:value="-1.41050149766438E-016" calcext:value-type="float">
            <text:p>-1.41050149766438E-016</text:p>
          </table:table-cell>
          <table:table-cell/>
          <table:table-cell table:formula="of:=[.M45]/[.O45]" office:value-type="float" office:value="100.358335302911" calcext:value-type="float">
            <text:p>100.3583353029</text:p>
          </table:table-cell>
          <table:table-cell table:formula="of:=[.M45]-[.O45]" office:value-type="float" office:value="-0.0000000000000140145080750196" calcext:value-type="float">
            <text:p>-1.40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8.59556592780185E-016" calcext:value-type="float">
            <text:p>8.59556592780185E-016</text:p>
          </table:table-cell>
          <table:table-cell/>
          <table:table-cell table:formula="of:=[.D46]/[.F46]" office:value-type="float" office:value="0" calcext:value-type="float">
            <text:p>0</text:p>
          </table:table-cell>
          <table:table-cell table:formula="of:=[.D46]-[.F46]" office:value-type="float" office:value="-8.59556592780185E-016" calcext:value-type="float">
            <text:p>-8.59556592780185E-01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5.6712300711048E-015" calcext:value-type="float">
            <text:p>5.6712300711048E-015</text:p>
          </table:table-cell>
          <table:table-cell/>
          <table:table-cell table:style-name="ce4" table:formula="of:=[.F46]" office:value-type="float" office:value="8.59556592780185E-016" calcext:value-type="float">
            <text:p>8.59556592780185E-016</text:p>
          </table:table-cell>
          <table:table-cell/>
          <table:table-cell table:formula="of:=[.M46]/[.O46]" office:value-type="float" office:value="6.59785535791372" calcext:value-type="float">
            <text:p>6.5978553579</text:p>
          </table:table-cell>
          <table:table-cell table:formula="of:=[.M46]-[.O46]" office:value-type="float" office:value="4.81167347832462E-015" calcext:value-type="float">
            <text:p>4.81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472.09767063369" calcext:value-type="float">
            <text:p>3472.0976706337</text:p>
          </table:table-cell>
          <table:table-cell/>
          <table:table-cell table:style-name="ce3" office:value-type="float" office:value="3472.0976706337" calcext:value-type="float">
            <text:p>3472.0976706337</text:p>
          </table:table-cell>
          <table:table-cell/>
          <table:table-cell table:formula="of:=[.D47]/[.F47]" office:value-type="float" office:value="0.999999999999997" calcext:value-type="float">
            <text:p>1</text:p>
          </table:table-cell>
          <table:table-cell table:formula="of:=[.D47]-[.F47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472.09767063365" calcext:value-type="float">
            <text:p>3472.0976706337</text:p>
          </table:table-cell>
          <table:table-cell/>
          <table:table-cell table:style-name="ce4" table:formula="of:=[.F47]" office:value-type="float" office:value="3472.0976706337" calcext:value-type="float">
            <text:p>3472.0976706337</text:p>
          </table:table-cell>
          <table:table-cell/>
          <table:table-cell table:formula="of:=[.M47]/[.O47]" office:value-type="float" office:value="0.999999999999985" calcext:value-type="float">
            <text:p>1</text:p>
          </table:table-cell>
          <table:table-cell table:formula="of:=[.M47]-[.O47]" office:value-type="float" office:value="-0.0000000000500222085975111" calcext:value-type="float">
            <text:p>-5.00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-7.19022890099802E-017" calcext:value-type="float">
            <text:p>-7.19022890099802E-017</text:p>
          </table:table-cell>
          <table:table-cell/>
          <table:table-cell table:formula="of:=[.D48]/[.F48]" office:value-type="float" office:value="-0" calcext:value-type="float">
            <text:p>0</text:p>
          </table:table-cell>
          <table:table-cell table:formula="of:=[.D48]-[.F48]" office:value-type="float" office:value="7.19022890099802E-017" calcext:value-type="float">
            <text:p>7.19022890099802E-01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5.16366716736276E-016" calcext:value-type="float">
            <text:p>-5.16366716736276E-016</text:p>
          </table:table-cell>
          <table:table-cell/>
          <table:table-cell table:style-name="ce4" table:formula="of:=[.F48]" office:value-type="float" office:value="-7.19022890099802E-017" calcext:value-type="float">
            <text:p>-7.19022890099802E-017</text:p>
          </table:table-cell>
          <table:table-cell/>
          <table:table-cell table:formula="of:=[.M48]/[.O48]" office:value-type="float" office:value="7.18150595545857" calcext:value-type="float">
            <text:p>7.1815059555</text:p>
          </table:table-cell>
          <table:table-cell table:formula="of:=[.M48]-[.O48]" office:value-type="float" office:value="-4.44464427726296E-016" calcext:value-type="float">
            <text:p>-4.44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1.14542483256074E-016" calcext:value-type="float">
            <text:p>1.14542483256074E-016</text:p>
          </table:table-cell>
          <table:table-cell/>
          <table:table-cell table:formula="of:=[.D49]/[.F49]" office:value-type="float" office:value="0" calcext:value-type="float">
            <text:p>0</text:p>
          </table:table-cell>
          <table:table-cell table:formula="of:=[.D49]-[.F49]" office:value-type="float" office:value="-1.14542483256074E-016" calcext:value-type="float">
            <text:p>-1.14542483256074E-01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-2.75588145211437E-017" calcext:value-type="float">
            <text:p>-2.75588145211437E-017</text:p>
          </table:table-cell>
          <table:table-cell/>
          <table:table-cell table:style-name="ce4" table:formula="of:=[.F49]" office:value-type="float" office:value="1.14542483256074E-016" calcext:value-type="float">
            <text:p>1.14542483256074E-016</text:p>
          </table:table-cell>
          <table:table-cell/>
          <table:table-cell table:formula="of:=[.M49]/[.O49]" office:value-type="float" office:value="-0.240599066282966" calcext:value-type="float">
            <text:p>-0.2405990663</text:p>
          </table:table-cell>
          <table:table-cell table:formula="of:=[.M49]-[.O49]" office:value-type="float" office:value="-1.42101297777218E-016" calcext:value-type="float">
            <text:p>-1.42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2.34806102758579" calcext:value-type="float">
            <text:p>2.3480610276</text:p>
          </table:table-cell>
          <table:table-cell/>
          <table:table-cell table:style-name="ce3" office:value-type="float" office:value="2.34806102758579" calcext:value-type="float">
            <text:p>2.3480610276</text:p>
          </table:table-cell>
          <table:table-cell/>
          <table:table-cell table:formula="of:=[.D50]/[.F50]" office:value-type="float" office:value="1" calcext:value-type="float">
            <text:p>1</text:p>
          </table:table-cell>
          <table:table-cell table:formula="of:=[.D50]-[.F50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2.34806102758655" calcext:value-type="float">
            <text:p>2.3480610276</text:p>
          </table:table-cell>
          <table:table-cell/>
          <table:table-cell table:style-name="ce4" table:formula="of:=[.F50]" office:value-type="float" office:value="2.34806102758579" calcext:value-type="float">
            <text:p>2.3480610276</text:p>
          </table:table-cell>
          <table:table-cell/>
          <table:table-cell table:formula="of:=[.M50]/[.O50]" office:value-type="float" office:value="1.00000000000032" calcext:value-type="float">
            <text:p>1</text:p>
          </table:table-cell>
          <table:table-cell table:formula="of:=[.M50]-[.O50]" office:value-type="float" office:value="0.000000000000759836638053457" calcext:value-type="float">
            <text:p>7.60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51]/[.F51]" office:value-type="float" office:value="1" calcext:value-type="float">
            <text:p>1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.99999999999998" calcext:value-type="float">
            <text:p>1</text:p>
          </table:table-cell>
          <table:table-cell table:formula="of:=[.M51]-[.O51]" office:value-type="float" office:value="-0.00000000000200373051484348" calcext:value-type="float">
            <text:p>-2.00E-01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-1.41050149766438E-016" calcext:value-type="float">
            <text:p>-1.41050149766438E-016</text:p>
          </table:table-cell>
          <table:table-cell/>
          <table:table-cell table:style-name="ce4" table:formula="of:=[.F33]" office:value-type="float" office:value="7.75414709030234E-015" calcext:value-type="float">
            <text:p>7.75414709030234E-015</text:p>
          </table:table-cell>
          <table:table-cell/>
          <table:table-cell table:formula="of:=[.M57]/[.O57]" office:value-type="float" office:value="-0.0181902855496308" calcext:value-type="float">
            <text:p>-0.0181902855</text:p>
          </table:table-cell>
          <table:table-cell table:formula="of:=[.M57]-[.O57]" office:value-type="float" office:value="-7.89519724006878E-015" calcext:value-type="float">
            <text:p>-7.90E-01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8.59556592780185E-016" calcext:value-type="float">
            <text:p>8.59556592780185E-016</text:p>
          </table:table-cell>
          <table:table-cell/>
          <table:table-cell table:style-name="ce4" table:formula="of:=[.F34]" office:value-type="float" office:value="-8.76910973993648E-015" calcext:value-type="float">
            <text:p>-8.76910973993648E-015</text:p>
          </table:table-cell>
          <table:table-cell/>
          <table:table-cell table:formula="of:=[.M58]/[.O58]" office:value-type="float" office:value="-0.0980209643021768" calcext:value-type="float">
            <text:p>-0.0980209643</text:p>
          </table:table-cell>
          <table:table-cell table:formula="of:=[.M58]-[.O58]" office:value-type="float" office:value="9.62866633271667E-015" calcext:value-type="float">
            <text:p>9.63E-01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3472.0976706337" calcext:value-type="float">
            <text:p>3472.0976706337</text:p>
          </table:table-cell>
          <table:table-cell/>
          <table:table-cell table:style-name="ce4" table:formula="of:=[.F35]" office:value-type="float" office:value="3472.09767063377" calcext:value-type="float">
            <text:p>3472.0976706338</text:p>
          </table:table-cell>
          <table:table-cell/>
          <table:table-cell table:formula="of:=[.M59]/[.O59]" office:value-type="float" office:value="0.99999999999998" calcext:value-type="float">
            <text:p>1</text:p>
          </table:table-cell>
          <table:table-cell table:formula="of:=[.M59]-[.O59]" office:value-type="float" office:value="-0.0000000000700310920365155" calcext:value-type="float">
            <text:p>-7.00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-7.19022890099802E-017" calcext:value-type="float">
            <text:p>-7.19022890099802E-017</text:p>
          </table:table-cell>
          <table:table-cell/>
          <table:table-cell table:style-name="ce4" table:formula="of:=[.F36]" office:value-type="float" office:value="4.20065666023213E-016" calcext:value-type="float">
            <text:p>4.20065666023213E-016</text:p>
          </table:table-cell>
          <table:table-cell/>
          <table:table-cell table:formula="of:=[.M60]/[.O60]" office:value-type="float" office:value="-0.171169164313483" calcext:value-type="float">
            <text:p>-0.1711691643</text:p>
          </table:table-cell>
          <table:table-cell table:formula="of:=[.M60]-[.O60]" office:value-type="float" office:value="-4.91967955033193E-016" calcext:value-type="float">
            <text:p>-4.92E-01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1.14542483256074E-016" calcext:value-type="float">
            <text:p>1.14542483256074E-016</text:p>
          </table:table-cell>
          <table:table-cell/>
          <table:table-cell table:style-name="ce4" table:formula="of:=[.F37]" office:value-type="float" office:value="-1.86585429592436E-016" calcext:value-type="float">
            <text:p>-1.86585429592436E-016</text:p>
          </table:table-cell>
          <table:table-cell/>
          <table:table-cell table:formula="of:=[.M61]/[.O61]" office:value-type="float" office:value="-0.613887609050034" calcext:value-type="float">
            <text:p>-0.6138876091</text:p>
          </table:table-cell>
          <table:table-cell table:formula="of:=[.M61]-[.O61]" office:value-type="float" office:value="3.0112791284851E-016" calcext:value-type="float">
            <text:p>3.01E-01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2.34806102758579" calcext:value-type="float">
            <text:p>2.3480610276</text:p>
          </table:table-cell>
          <table:table-cell/>
          <table:table-cell table:style-name="ce4" table:formula="of:=[.F38]" office:value-type="float" office:value="2.3480610275847" calcext:value-type="float">
            <text:p>2.3480610276</text:p>
          </table:table-cell>
          <table:table-cell/>
          <table:table-cell table:formula="of:=[.M62]/[.O62]" office:value-type="float" office:value="1.00000000000046" calcext:value-type="float">
            <text:p>1</text:p>
          </table:table-cell>
          <table:table-cell table:formula="of:=[.M62]-[.O62]" office:value-type="float" office:value="0.00000000000108979492097205" calcext:value-type="float">
            <text:p>1.09E-01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formula="of:=[.M63]/[.O63]" office:value-type="float" office:value="1.00000000000001" calcext:value-type="float">
            <text:p>1</text:p>
          </table:table-cell>
          <table:table-cell table:formula="of:=[.M63]-[.O63]" office:value-type="float" office:value="0.00000000000100897068477934" calcext:value-type="float">
            <text:p>1.01E-01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-1.41050149766438E-016" calcext:value-type="float">
            <text:p>-1.41050149766438E-016</text:p>
          </table:table-cell>
          <table:table-cell/>
          <table:table-cell table:style-name="ce4" table:formula="of:=[.F21]" office:value-type="float" office:value="3.32580188815136E-017" calcext:value-type="float">
            <text:p>3.32580188815136E-017</text:p>
          </table:table-cell>
          <table:table-cell/>
          <table:table-cell table:formula="of:=[.M69]/[.O69]" office:value-type="float" office:value="-4.24108694714947" calcext:value-type="float">
            <text:p>-4.2410869471</text:p>
          </table:table-cell>
          <table:table-cell table:formula="of:=[.M69]-[.O69]" office:value-type="float" office:value="-1.74308168647952E-016" calcext:value-type="float">
            <text:p>-1.74E-01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8.59556592780185E-016" calcext:value-type="float">
            <text:p>8.59556592780185E-016</text:p>
          </table:table-cell>
          <table:table-cell/>
          <table:table-cell table:style-name="ce4" table:formula="of:=[.F22]" office:value-type="float" office:value="-1.68190224932391E-030" calcext:value-type="float">
            <text:p>-1.68190224932391E-030</text:p>
          </table:table-cell>
          <table:table-cell/>
          <table:table-cell table:formula="of:=[.M70]/[.O70]" office:value-type="float" office:value="-511062157819046" calcext:value-type="float">
            <text:p>-511062157819046</text:p>
          </table:table-cell>
          <table:table-cell table:formula="of:=[.M70]-[.O70]" office:value-type="float" office:value="8.59556592780187E-016" calcext:value-type="float">
            <text:p>8.60E-01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3472.0976706337" calcext:value-type="float">
            <text:p>3472.0976706337</text:p>
          </table:table-cell>
          <table:table-cell/>
          <table:table-cell table:style-name="ce4" table:formula="of:=[.F23]" office:value-type="float" office:value="3472.09767063364" calcext:value-type="float">
            <text:p>3472.0976706336</text:p>
          </table:table-cell>
          <table:table-cell/>
          <table:table-cell table:formula="of:=[.M71]/[.O71]" office:value-type="float" office:value="1.00000000000002" calcext:value-type="float">
            <text:p>1</text:p>
          </table:table-cell>
          <table:table-cell table:formula="of:=[.M71]-[.O71]" office:value-type="float" office:value="0.0000000000600266503170133" calcext:value-type="float">
            <text:p>6.00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-7.19022890099802E-017" calcext:value-type="float">
            <text:p>-7.19022890099802E-017</text:p>
          </table:table-cell>
          <table:table-cell/>
          <table:table-cell table:style-name="ce4" table:formula="of:=[.F24]" office:value-type="float" office:value="-8.20667579037898E-018" calcext:value-type="float">
            <text:p>-8.20667579037898E-018</text:p>
          </table:table-cell>
          <table:table-cell/>
          <table:table-cell table:formula="of:=[.M72]/[.O72]" office:value-type="float" office:value="8.76143896098274" calcext:value-type="float">
            <text:p>8.761438961</text:p>
          </table:table-cell>
          <table:table-cell table:formula="of:=[.M72]-[.O72]" office:value-type="float" office:value="-6.36956132196012E-017" calcext:value-type="float">
            <text:p>-6.37E-01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1.14542483256074E-016" calcext:value-type="float">
            <text:p>1.14542483256074E-016</text:p>
          </table:table-cell>
          <table:table-cell/>
          <table:table-cell table:style-name="ce4" table:formula="of:=[.F25]" office:value-type="float" office:value="-3.77418849001864E-031" calcext:value-type="float">
            <text:p>-3.77418849001864E-031</text:p>
          </table:table-cell>
          <table:table-cell/>
          <table:table-cell table:formula="of:=[.M73]/[.O73]" office:value-type="float" office:value="-303489037601056" calcext:value-type="float">
            <text:p>-303489037601056</text:p>
          </table:table-cell>
          <table:table-cell table:formula="of:=[.M73]-[.O73]" office:value-type="float" office:value="1.14542483256074E-016" calcext:value-type="float">
            <text:p>1.15E-01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2.34806102758579" calcext:value-type="float">
            <text:p>2.3480610276</text:p>
          </table:table-cell>
          <table:table-cell/>
          <table:table-cell table:style-name="ce4" table:formula="of:=[.F26]" office:value-type="float" office:value="2.34806102758672" calcext:value-type="float">
            <text:p>2.3480610276</text:p>
          </table:table-cell>
          <table:table-cell/>
          <table:table-cell table:formula="of:=[.M74]/[.O74]" office:value-type="float" office:value="0.999999999999604" calcext:value-type="float">
            <text:p>1</text:p>
          </table:table-cell>
          <table:table-cell table:formula="of:=[.M74]-[.O74]" office:value-type="float" office:value="-0.000000000000929922805426031" calcext:value-type="float">
            <text:p>-9.30E-01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5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1E-015" calcext:value-type="float">
            <text:p>1.00E-015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20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4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14'.F9]" office:value-type="float" office:value="-0.000000000000014155558224786" calcext:value-type="float">
            <text:p>-1.4155558224786E-014</text:p>
          </table:table-cell>
          <table:table-cell/>
          <table:table-cell table:formula="of:=[.D9]/[.F9]" office:value-type="float" office:value="-0" calcext:value-type="float">
            <text:p>0</text:p>
          </table:table-cell>
          <table:table-cell table:formula="of:=[.D9]-[.F9]" office:value-type="float" office:value="0.000000000000014155558224786" calcext:value-type="float">
            <text:p>1.4155558224786E-01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-0.000000000000014155558224786" calcext:value-type="float">
            <text:p>-1.4155558224786E-014</text:p>
          </table:table-cell>
          <table:table-cell/>
          <table:table-cell table:style-name="ce4" table:formula="of:=[.F21]" office:value-type="float" office:value="2.11245147673808E-016" calcext:value-type="float">
            <text:p>2.11245147673808E-016</text:p>
          </table:table-cell>
          <table:table-cell/>
          <table:table-cell table:formula="of:=[.M9]/[.O9]" office:value-type="float" office:value="-67.0100988385502" calcext:value-type="float">
            <text:p>-67.0100988386</text:p>
          </table:table-cell>
          <table:table-cell table:formula="of:=[.M9]-[.O9]" office:value-type="float" office:value="-0.0000000000000143668033724598" calcext:value-type="float">
            <text:p>-1.44E-014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14'.F10]" office:value-type="float" office:value="5.6712300711048E-015" calcext:value-type="float">
            <text:p>5.6712300711048E-015</text:p>
          </table:table-cell>
          <table:table-cell/>
          <table:table-cell table:formula="of:=[.D10]/[.F10]" office:value-type="float" office:value="0" calcext:value-type="float">
            <text:p>0</text:p>
          </table:table-cell>
          <table:table-cell table:formula="of:=[.D10]-[.F10]" office:value-type="float" office:value="-5.6712300711048E-015" calcext:value-type="float">
            <text:p>-5.6712300711048E-01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5.6712300711048E-015" calcext:value-type="float">
            <text:p>5.6712300711048E-015</text:p>
          </table:table-cell>
          <table:table-cell/>
          <table:table-cell table:style-name="ce4" table:formula="of:=[.F22]" office:value-type="float" office:value="-1.00617052350847E-029" calcext:value-type="float">
            <text:p>-1.00617052350847E-029</text:p>
          </table:table-cell>
          <table:table-cell/>
          <table:table-cell table:formula="of:=[.M10]/[.O10]" office:value-type="float" office:value="-563645022250253" calcext:value-type="float">
            <text:p>-563645022250253</text:p>
          </table:table-cell>
          <table:table-cell table:formula="of:=[.M10]-[.O10]" office:value-type="float" office:value="5.67123007110481E-015" calcext:value-type="float">
            <text:p>5.67E-015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3472.09767063369" calcext:value-type="float">
            <text:p>3472.0976706337</text:p>
          </table:table-cell>
          <table:table-cell/>
          <table:table-cell table:style-name="ce4" table:formula="of:=['After 77 sec tol. 1e-14'.F11]" office:value-type="float" office:value="3472.09767063365" calcext:value-type="float">
            <text:p>3472.0976706337</text:p>
          </table:table-cell>
          <table:table-cell/>
          <table:table-cell table:formula="of:=[.D11]/[.F11]" office:value-type="float" office:value="1.00000000000001" calcext:value-type="float">
            <text:p>1</text:p>
          </table:table-cell>
          <table:table-cell table:formula="of:=[.D11]-[.F11]" office:value-type="float" office:value="0.0000000000400177668780088" calcext:value-type="float">
            <text:p>4.00177668780088E-01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472.09767063365" calcext:value-type="float">
            <text:p>3472.0976706337</text:p>
          </table:table-cell>
          <table:table-cell/>
          <table:table-cell table:style-name="ce4" table:formula="of:=[.F23]" office:value-type="float" office:value="3472.09767063369" calcext:value-type="float">
            <text:p>3472.0976706337</text:p>
          </table:table-cell>
          <table:table-cell/>
          <table:table-cell table:formula="of:=[.M11]/[.O11]" office:value-type="float" office:value="0.999999999999988" calcext:value-type="float">
            <text:p>1</text:p>
          </table:table-cell>
          <table:table-cell table:formula="of:=[.M11]-[.O11]" office:value-type="float" office:value="-0.0000000000400177668780088" calcext:value-type="float">
            <text:p>-4.00E-01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14'.F12]" office:value-type="float" office:value="-5.16366716736276E-016" calcext:value-type="float">
            <text:p>-5.16366716736276E-016</text:p>
          </table:table-cell>
          <table:table-cell/>
          <table:table-cell table:formula="of:=[.D12]/[.F12]" office:value-type="float" office:value="-0" calcext:value-type="float">
            <text:p>0</text:p>
          </table:table-cell>
          <table:table-cell table:formula="of:=[.D12]-[.F12]" office:value-type="float" office:value="5.16366716736276E-016" calcext:value-type="float">
            <text:p>5.16366716736276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5.16366716736276E-016" calcext:value-type="float">
            <text:p>-5.16366716736276E-016</text:p>
          </table:table-cell>
          <table:table-cell/>
          <table:table-cell table:style-name="ce4" table:formula="of:=[.F24]" office:value-type="float" office:value="-9.90293555361812E-018" calcext:value-type="float">
            <text:p>-9.90293555361812E-018</text:p>
          </table:table-cell>
          <table:table-cell/>
          <table:table-cell table:formula="of:=[.M12]/[.O12]" office:value-type="float" office:value="52.1427928052725" calcext:value-type="float">
            <text:p>52.1427928053</text:p>
          </table:table-cell>
          <table:table-cell table:formula="of:=[.M12]-[.O12]" office:value-type="float" office:value="-5.06463781182658E-016" calcext:value-type="float">
            <text:p>-5.06E-016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14'.F13]" office:value-type="float" office:value="-2.75588145211437E-017" calcext:value-type="float">
            <text:p>-2.75588145211437E-017</text:p>
          </table:table-cell>
          <table:table-cell/>
          <table:table-cell table:formula="of:=[.D13]/[.F13]" office:value-type="float" office:value="-0" calcext:value-type="float">
            <text:p>0</text:p>
          </table:table-cell>
          <table:table-cell table:formula="of:=[.D13]-[.F13]" office:value-type="float" office:value="2.75588145211437E-017" calcext:value-type="float">
            <text:p>2.75588145211437E-01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-2.75588145211437E-017" calcext:value-type="float">
            <text:p>-2.75588145211437E-017</text:p>
          </table:table-cell>
          <table:table-cell/>
          <table:table-cell table:style-name="ce4" table:formula="of:=[.F25]" office:value-type="float" office:value="4.26694467526932E-031" calcext:value-type="float">
            <text:p>4.26694467526932E-031</text:p>
          </table:table-cell>
          <table:table-cell/>
          <table:table-cell table:formula="of:=[.M13]/[.O13]" office:value-type="float" office:value="-64586763172419.7" calcext:value-type="float">
            <text:p>-64586763172419.7</text:p>
          </table:table-cell>
          <table:table-cell table:formula="of:=[.M13]-[.O13]" office:value-type="float" office:value="-2.75588145211441E-017" calcext:value-type="float">
            <text:p>-2.76E-017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2.34806102758579" calcext:value-type="float">
            <text:p>2.3480610276</text:p>
          </table:table-cell>
          <table:table-cell/>
          <table:table-cell table:style-name="ce4" table:formula="of:=['After 77 sec tol. 1e-14'.F14]" office:value-type="float" office:value="2.34806102758655" calcext:value-type="float">
            <text:p>2.3480610276</text:p>
          </table:table-cell>
          <table:table-cell/>
          <table:table-cell table:formula="of:=[.D14]/[.F14]" office:value-type="float" office:value="0.999999999999676" calcext:value-type="float">
            <text:p>1</text:p>
          </table:table-cell>
          <table:table-cell table:formula="of:=[.D14]-[.F14]" office:value-type="float" office:value="-0.000000000000759836638053457" calcext:value-type="float">
            <text:p>-7.59836638053457E-013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2.34806102758655" calcext:value-type="float">
            <text:p>2.3480610276</text:p>
          </table:table-cell>
          <table:table-cell/>
          <table:table-cell table:style-name="ce4" table:formula="of:=[.F26]" office:value-type="float" office:value="2.34806102758586" calcext:value-type="float">
            <text:p>2.3480610276</text:p>
          </table:table-cell>
          <table:table-cell/>
          <table:table-cell table:formula="of:=[.M14]/[.O14]" office:value-type="float" office:value="1.00000000000029" calcext:value-type="float">
            <text:p>1</text:p>
          </table:table-cell>
          <table:table-cell table:formula="of:=[.M14]-[.O14]" office:value-type="float" office:value="0.000000000000689670542897147" calcext:value-type="float">
            <text:p>6.90E-01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14'.F15]" office:value-type="float" office:value="100.357825162417" calcext:value-type="float">
            <text:p>100.3578251624</text:p>
          </table:table-cell>
          <table:table-cell/>
          <table:table-cell table:formula="of:=[.D15]/[.F15]" office:value-type="float" office:value="1.00000000000002" calcext:value-type="float">
            <text:p>1</text:p>
          </table:table-cell>
          <table:table-cell table:formula="of:=[.D15]-[.F15]" office:value-type="float" office:value="0.00000000000200373051484348" calcext:value-type="float">
            <text:p>2.00373051484348E-01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.99999999999998" calcext:value-type="float">
            <text:p>1</text:p>
          </table:table-cell>
          <table:table-cell table:formula="of:=[.M15]-[.O15]" office:value-type="float" office:value="-0.00000000000200373051484348" calcext:value-type="float">
            <text:p>-2.00E-01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 office:value-type="float" office:value="2.11245147673808E-016" calcext:value-type="float">
            <text:p>2.11245147673808E-016</text:p>
          </table:table-cell>
          <table:table-cell/>
          <table:table-cell table:formula="of:=[.D21]/[.F21]" office:value-type="float" office:value="0" calcext:value-type="float">
            <text:p>0</text:p>
          </table:table-cell>
          <table:table-cell table:formula="of:=[.D21]-[.F21]" office:value-type="float" office:value="-2.11245147673808E-016" calcext:value-type="float">
            <text:p>-2.11245147673808E-01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-0.000000000000014155558224786" calcext:value-type="float">
            <text:p>-1.4155558224786E-014</text:p>
          </table:table-cell>
          <table:table-cell/>
          <table:table-cell table:style-name="ce4" table:formula="of:=[.F33]" office:value-type="float" office:value="-2.29253155047453E-015" calcext:value-type="float">
            <text:p>-2.29253155047453E-015</text:p>
          </table:table-cell>
          <table:table-cell/>
          <table:table-cell table:formula="of:=[.M21]/[.O21]" office:value-type="float" office:value="6.17464052865748" calcext:value-type="float">
            <text:p>6.1746405287</text:p>
          </table:table-cell>
          <table:table-cell table:formula="of:=[.M21]-[.O21]" office:value-type="float" office:value="-0.0000000000000118630266743115" calcext:value-type="float">
            <text:p>-1.19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-1.00617052350847E-029" calcext:value-type="float">
            <text:p>-1.00617052350847E-029</text:p>
          </table:table-cell>
          <table:table-cell/>
          <table:table-cell table:formula="of:=[.D22]/[.F22]" office:value-type="float" office:value="-0" calcext:value-type="float">
            <text:p>0</text:p>
          </table:table-cell>
          <table:table-cell table:formula="of:=[.D22]-[.F22]" office:value-type="float" office:value="1.00617052350847E-029" calcext:value-type="float">
            <text:p>1.00617052350847E-02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5.6712300711048E-015" calcext:value-type="float">
            <text:p>5.6712300711048E-015</text:p>
          </table:table-cell>
          <table:table-cell/>
          <table:table-cell table:style-name="ce4" table:formula="of:=[.F34]" office:value-type="float" office:value="5.27125122619523E-015" calcext:value-type="float">
            <text:p>5.27125122619523E-015</text:p>
          </table:table-cell>
          <table:table-cell/>
          <table:table-cell table:formula="of:=[.M22]/[.O22]" office:value-type="float" office:value="1.07587929843334" calcext:value-type="float">
            <text:p>1.0758792984</text:p>
          </table:table-cell>
          <table:table-cell table:formula="of:=[.M22]-[.O22]" office:value-type="float" office:value="3.9997884490957E-016" calcext:value-type="float">
            <text:p>4.00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472.09767063369" calcext:value-type="float">
            <text:p>3472.0976706337</text:p>
          </table:table-cell>
          <table:table-cell/>
          <table:table-cell table:style-name="ce3" office:value-type="float" office:value="3472.09767063369" calcext:value-type="float">
            <text:p>3472.0976706337</text:p>
          </table:table-cell>
          <table:table-cell/>
          <table:table-cell table:formula="of:=[.D23]/[.F23]" office:value-type="float" office:value="1" calcext:value-type="float">
            <text:p>1</text:p>
          </table:table-cell>
          <table:table-cell table:formula="of:=[.D23]-[.F23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472.09767063365" calcext:value-type="float">
            <text:p>3472.0976706337</text:p>
          </table:table-cell>
          <table:table-cell/>
          <table:table-cell table:style-name="ce4" table:formula="of:=[.F35]" office:value-type="float" office:value="3472.0976706337" calcext:value-type="float">
            <text:p>3472.0976706337</text:p>
          </table:table-cell>
          <table:table-cell/>
          <table:table-cell table:formula="of:=[.M23]/[.O23]" office:value-type="float" office:value="0.999999999999985" calcext:value-type="float">
            <text:p>1</text:p>
          </table:table-cell>
          <table:table-cell table:formula="of:=[.M23]-[.O23]" office:value-type="float" office:value="-0.0000000000500222085975111" calcext:value-type="float">
            <text:p>-5.00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-9.90293555361812E-018" calcext:value-type="float">
            <text:p>-9.90293555361812E-018</text:p>
          </table:table-cell>
          <table:table-cell/>
          <table:table-cell table:formula="of:=[.D24]/[.F24]" office:value-type="float" office:value="-0" calcext:value-type="float">
            <text:p>0</text:p>
          </table:table-cell>
          <table:table-cell table:formula="of:=[.D24]-[.F24]" office:value-type="float" office:value="9.90293555361812E-018" calcext:value-type="float">
            <text:p>9.90293555361812E-01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5.16366716736276E-016" calcext:value-type="float">
            <text:p>-5.16366716736276E-016</text:p>
          </table:table-cell>
          <table:table-cell/>
          <table:table-cell table:style-name="ce4" table:formula="of:=[.F36]" office:value-type="float" office:value="-2.44495727175523E-016" calcext:value-type="float">
            <text:p>-2.44495727175523E-016</text:p>
          </table:table-cell>
          <table:table-cell/>
          <table:table-cell table:formula="of:=[.M24]/[.O24]" office:value-type="float" office:value="2.11196622002959" calcext:value-type="float">
            <text:p>2.11196622</text:p>
          </table:table-cell>
          <table:table-cell table:formula="of:=[.M24]-[.O24]" office:value-type="float" office:value="-2.71870989560753E-016" calcext:value-type="float">
            <text:p>-2.72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4.26694467526932E-031" calcext:value-type="float">
            <text:p>4.26694467526932E-031</text:p>
          </table:table-cell>
          <table:table-cell/>
          <table:table-cell table:formula="of:=[.D25]/[.F25]" office:value-type="float" office:value="0" calcext:value-type="float">
            <text:p>0</text:p>
          </table:table-cell>
          <table:table-cell table:formula="of:=[.D25]-[.F25]" office:value-type="float" office:value="-4.26694467526932E-031" calcext:value-type="float">
            <text:p>-4.26694467526932E-03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-2.75588145211437E-017" calcext:value-type="float">
            <text:p>-2.75588145211437E-017</text:p>
          </table:table-cell>
          <table:table-cell/>
          <table:table-cell table:style-name="ce4" table:formula="of:=[.F37]" office:value-type="float" office:value="2.2510619476815E-016" calcext:value-type="float">
            <text:p>2.2510619476815E-016</text:p>
          </table:table-cell>
          <table:table-cell/>
          <table:table-cell table:formula="of:=[.M25]/[.O25]" office:value-type="float" office:value="-0.122425837945189" calcext:value-type="float">
            <text:p>-0.1224258379</text:p>
          </table:table-cell>
          <table:table-cell table:formula="of:=[.M25]-[.O25]" office:value-type="float" office:value="-2.52665009289294E-016" calcext:value-type="float">
            <text:p>-2.53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2.34806102758579" calcext:value-type="float">
            <text:p>2.3480610276</text:p>
          </table:table-cell>
          <table:table-cell/>
          <table:table-cell table:style-name="ce3" office:value-type="float" office:value="2.34806102758586" calcext:value-type="float">
            <text:p>2.3480610276</text:p>
          </table:table-cell>
          <table:table-cell/>
          <table:table-cell table:formula="of:=[.D26]/[.F26]" office:value-type="float" office:value="0.99999999999997" calcext:value-type="float">
            <text:p>1</text:p>
          </table:table-cell>
          <table:table-cell table:formula="of:=[.D26]-[.F26]" office:value-type="float" office:value="-0.0000000000000701660951563099" calcext:value-type="float">
            <text:p>-7.01660951563099E-014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2.34806102758655" calcext:value-type="float">
            <text:p>2.3480610276</text:p>
          </table:table-cell>
          <table:table-cell/>
          <table:table-cell table:style-name="ce4" table:formula="of:=[.F38]" office:value-type="float" office:value="2.34806102758561" calcext:value-type="float">
            <text:p>2.3480610276</text:p>
          </table:table-cell>
          <table:table-cell/>
          <table:table-cell table:formula="of:=[.M26]/[.O26]" office:value-type="float" office:value="1.0000000000004" calcext:value-type="float">
            <text:p>1</text:p>
          </table:table-cell>
          <table:table-cell table:formula="of:=[.M26]-[.O26]" office:value-type="float" office:value="0.000000000000940136857252583" calcext:value-type="float">
            <text:p>9.40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27]/[.F27]" office:value-type="float" office:value="1" calcext:value-type="float">
            <text:p>1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.99999999999998" calcext:value-type="float">
            <text:p>1</text:p>
          </table:table-cell>
          <table:table-cell table:formula="of:=[.M27]-[.O27]" office:value-type="float" office:value="-0.00000000000200373051484348" calcext:value-type="float">
            <text:p>-2.00E-01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 office:value-type="float" office:value="-2.29253155047453E-015" calcext:value-type="float">
            <text:p>-2.29253155047453E-015</text:p>
          </table:table-cell>
          <table:table-cell/>
          <table:table-cell table:formula="of:=[.D33]/[.F33]" office:value-type="float" office:value="-0" calcext:value-type="float">
            <text:p>0</text:p>
          </table:table-cell>
          <table:table-cell table:formula="of:=[.D33]-[.F33]" office:value-type="float" office:value="2.29253155047453E-015" calcext:value-type="float">
            <text:p>2.29253155047453E-01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-2.29253155047453E-015" calcext:value-type="float">
            <text:p>-2.29253155047453E-015</text:p>
          </table:table-cell>
          <table:table-cell/>
          <table:table-cell table:style-name="ce4" table:formula="of:=[.F21]" office:value-type="float" office:value="2.11245147673808E-016" calcext:value-type="float">
            <text:p>2.11245147673808E-016</text:p>
          </table:table-cell>
          <table:table-cell/>
          <table:table-cell table:formula="of:=[.M33]/[.O33]" office:value-type="float" office:value="-10.8524696340695" calcext:value-type="float">
            <text:p>-10.8524696341</text:p>
          </table:table-cell>
          <table:table-cell table:formula="of:=[.M33]-[.O33]" office:value-type="float" office:value="-2.50377669814834E-015" calcext:value-type="float">
            <text:p>-2.50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5.27125122619523E-015" calcext:value-type="float">
            <text:p>5.27125122619523E-015</text:p>
          </table:table-cell>
          <table:table-cell/>
          <table:table-cell table:formula="of:=[.D34]/[.F34]" office:value-type="float" office:value="0" calcext:value-type="float">
            <text:p>0</text:p>
          </table:table-cell>
          <table:table-cell table:formula="of:=[.D34]-[.F34]" office:value-type="float" office:value="-5.27125122619523E-015" calcext:value-type="float">
            <text:p>-5.27125122619523E-01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5.27125122619523E-015" calcext:value-type="float">
            <text:p>5.27125122619523E-015</text:p>
          </table:table-cell>
          <table:table-cell/>
          <table:table-cell table:style-name="ce4" table:formula="of:=[.F22]" office:value-type="float" office:value="-1.00617052350847E-029" calcext:value-type="float">
            <text:p>-1.00617052350847E-029</text:p>
          </table:table-cell>
          <table:table-cell/>
          <table:table-cell table:formula="of:=[.M34]/[.O34]" office:value-type="float" office:value="-523892432051639" calcext:value-type="float">
            <text:p>-523892432051639</text:p>
          </table:table-cell>
          <table:table-cell table:formula="of:=[.M34]-[.O34]" office:value-type="float" office:value="5.27125122619524E-015" calcext:value-type="float">
            <text:p>5.27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472.09767063369" calcext:value-type="float">
            <text:p>3472.0976706337</text:p>
          </table:table-cell>
          <table:table-cell/>
          <table:table-cell table:style-name="ce3" office:value-type="float" office:value="3472.0976706337" calcext:value-type="float">
            <text:p>3472.0976706337</text:p>
          </table:table-cell>
          <table:table-cell/>
          <table:table-cell table:formula="of:=[.D35]/[.F35]" office:value-type="float" office:value="0.999999999999997" calcext:value-type="float">
            <text:p>1</text:p>
          </table:table-cell>
          <table:table-cell table:formula="of:=[.D35]-[.F35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3472.0976706337" calcext:value-type="float">
            <text:p>3472.0976706337</text:p>
          </table:table-cell>
          <table:table-cell/>
          <table:table-cell table:style-name="ce4" table:formula="of:=[.F23]" office:value-type="float" office:value="3472.09767063369" calcext:value-type="float">
            <text:p>3472.0976706337</text:p>
          </table:table-cell>
          <table:table-cell/>
          <table:table-cell table:formula="of:=[.M35]/[.O35]" office:value-type="float" office:value="1" calcext:value-type="float">
            <text:p>1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-2.44495727175523E-016" calcext:value-type="float">
            <text:p>-2.44495727175523E-016</text:p>
          </table:table-cell>
          <table:table-cell/>
          <table:table-cell table:formula="of:=[.D36]/[.F36]" office:value-type="float" office:value="-0" calcext:value-type="float">
            <text:p>0</text:p>
          </table:table-cell>
          <table:table-cell table:formula="of:=[.D36]-[.F36]" office:value-type="float" office:value="2.44495727175523E-016" calcext:value-type="float">
            <text:p>2.44495727175523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-2.44495727175523E-016" calcext:value-type="float">
            <text:p>-2.44495727175523E-016</text:p>
          </table:table-cell>
          <table:table-cell/>
          <table:table-cell table:style-name="ce4" table:formula="of:=[.F24]" office:value-type="float" office:value="-9.90293555361812E-018" calcext:value-type="float">
            <text:p>-9.90293555361812E-018</text:p>
          </table:table-cell>
          <table:table-cell/>
          <table:table-cell table:formula="of:=[.M36]/[.O36]" office:value-type="float" office:value="24.6892172378315" calcext:value-type="float">
            <text:p>24.6892172378</text:p>
          </table:table-cell>
          <table:table-cell table:formula="of:=[.M36]-[.O36]" office:value-type="float" office:value="-2.34592791621905E-016" calcext:value-type="float">
            <text:p>-2.35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2.2510619476815E-016" calcext:value-type="float">
            <text:p>2.2510619476815E-016</text:p>
          </table:table-cell>
          <table:table-cell/>
          <table:table-cell table:formula="of:=[.D37]/[.F37]" office:value-type="float" office:value="0" calcext:value-type="float">
            <text:p>0</text:p>
          </table:table-cell>
          <table:table-cell table:formula="of:=[.D37]-[.F37]" office:value-type="float" office:value="-2.2510619476815E-016" calcext:value-type="float">
            <text:p>-2.2510619476815E-01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2.2510619476815E-016" calcext:value-type="float">
            <text:p>2.2510619476815E-016</text:p>
          </table:table-cell>
          <table:table-cell/>
          <table:table-cell table:style-name="ce4" table:formula="of:=[.F25]" office:value-type="float" office:value="4.26694467526932E-031" calcext:value-type="float">
            <text:p>4.26694467526932E-031</text:p>
          </table:table-cell>
          <table:table-cell/>
          <table:table-cell table:formula="of:=[.M37]/[.O37]" office:value-type="float" office:value="527558269205686" calcext:value-type="float">
            <text:p>527558269205686</text:p>
          </table:table-cell>
          <table:table-cell table:formula="of:=[.M37]-[.O37]" office:value-type="float" office:value="2.2510619476815E-016" calcext:value-type="float">
            <text:p>2.25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2.34806102758579" calcext:value-type="float">
            <text:p>2.3480610276</text:p>
          </table:table-cell>
          <table:table-cell/>
          <table:table-cell table:style-name="ce3" office:value-type="float" office:value="2.34806102758561" calcext:value-type="float">
            <text:p>2.3480610276</text:p>
          </table:table-cell>
          <table:table-cell/>
          <table:table-cell table:formula="of:=[.D38]/[.F38]" office:value-type="float" office:value="1.00000000000008" calcext:value-type="float">
            <text:p>1</text:p>
          </table:table-cell>
          <table:table-cell table:formula="of:=[.D38]-[.F38]" office:value-type="float" office:value="0.000000000000180300219199125" calcext:value-type="float">
            <text:p>1.80300219199125E-013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2.34806102758561" calcext:value-type="float">
            <text:p>2.3480610276</text:p>
          </table:table-cell>
          <table:table-cell/>
          <table:table-cell table:style-name="ce4" table:formula="of:=[.F26]" office:value-type="float" office:value="2.34806102758586" calcext:value-type="float">
            <text:p>2.3480610276</text:p>
          </table:table-cell>
          <table:table-cell/>
          <table:table-cell table:formula="of:=[.M38]/[.O38]" office:value-type="float" office:value="0.999999999999893" calcext:value-type="float">
            <text:p>1</text:p>
          </table:table-cell>
          <table:table-cell table:formula="of:=[.M38]-[.O38]" office:value-type="float" office:value="-0.000000000000250466314355435" calcext:value-type="float">
            <text:p>-2.50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39]/[.F39]" office:value-type="float" office:value="1" calcext:value-type="float">
            <text:p>1</text:p>
          </table:table-cell>
          <table:table-cell table:formula="of:=[.D39]-[.F39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 office:value-type="float" office:value="-4.53554717321303E-017" calcext:value-type="float">
            <text:p>-4.53554717321303E-017</text:p>
          </table:table-cell>
          <table:table-cell/>
          <table:table-cell table:formula="of:=[.D45]/[.F45]" office:value-type="float" office:value="-0" calcext:value-type="float">
            <text:p>0</text:p>
          </table:table-cell>
          <table:table-cell table:formula="of:=[.D45]-[.F45]" office:value-type="float" office:value="4.53554717321303E-017" calcext:value-type="float">
            <text:p>4.53554717321303E-01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-0.000000000000014155558224786" calcext:value-type="float">
            <text:p>-1.4155558224786E-014</text:p>
          </table:table-cell>
          <table:table-cell/>
          <table:table-cell table:style-name="ce4" table:formula="of:=[.F45]" office:value-type="float" office:value="-4.53554717321303E-017" calcext:value-type="float">
            <text:p>-4.53554717321303E-017</text:p>
          </table:table-cell>
          <table:table-cell/>
          <table:table-cell table:formula="of:=[.M45]/[.O45]" office:value-type="float" office:value="312.102546488521" calcext:value-type="float">
            <text:p>312.1025464885</text:p>
          </table:table-cell>
          <table:table-cell table:formula="of:=[.M45]-[.O45]" office:value-type="float" office:value="-0.0000000000000141102027530539" calcext:value-type="float">
            <text:p>-1.41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-9.8673335123918E-024" calcext:value-type="float">
            <text:p>-9.8673335123918E-024</text:p>
          </table:table-cell>
          <table:table-cell/>
          <table:table-cell table:formula="of:=[.D46]/[.F46]" office:value-type="float" office:value="-0" calcext:value-type="float">
            <text:p>0</text:p>
          </table:table-cell>
          <table:table-cell table:formula="of:=[.D46]-[.F46]" office:value-type="float" office:value="9.8673335123918E-024" calcext:value-type="float">
            <text:p>9.8673335123918E-024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5.6712300711048E-015" calcext:value-type="float">
            <text:p>5.6712300711048E-015</text:p>
          </table:table-cell>
          <table:table-cell/>
          <table:table-cell table:style-name="ce4" table:formula="of:=[.F46]" office:value-type="float" office:value="-9.8673335123918E-024" calcext:value-type="float">
            <text:p>-9.8673335123918E-024</text:p>
          </table:table-cell>
          <table:table-cell/>
          <table:table-cell table:formula="of:=[.M46]/[.O46]" office:value-type="float" office:value="-574747986.777039" calcext:value-type="float">
            <text:p>-574747986.777039</text:p>
          </table:table-cell>
          <table:table-cell table:formula="of:=[.M46]-[.O46]" office:value-type="float" office:value="5.67123008097213E-015" calcext:value-type="float">
            <text:p>5.67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472.09767063369" calcext:value-type="float">
            <text:p>3472.0976706337</text:p>
          </table:table-cell>
          <table:table-cell/>
          <table:table-cell table:style-name="ce3" office:value-type="float" office:value="3472.09767063369" calcext:value-type="float">
            <text:p>3472.0976706337</text:p>
          </table:table-cell>
          <table:table-cell/>
          <table:table-cell table:formula="of:=[.D47]/[.F47]" office:value-type="float" office:value="1" calcext:value-type="float">
            <text:p>1</text:p>
          </table:table-cell>
          <table:table-cell table:formula="of:=[.D47]-[.F47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472.09767063365" calcext:value-type="float">
            <text:p>3472.0976706337</text:p>
          </table:table-cell>
          <table:table-cell/>
          <table:table-cell table:style-name="ce4" table:formula="of:=[.F47]" office:value-type="float" office:value="3472.09767063369" calcext:value-type="float">
            <text:p>3472.0976706337</text:p>
          </table:table-cell>
          <table:table-cell/>
          <table:table-cell table:formula="of:=[.M47]/[.O47]" office:value-type="float" office:value="0.999999999999988" calcext:value-type="float">
            <text:p>1</text:p>
          </table:table-cell>
          <table:table-cell table:formula="of:=[.M47]-[.O47]" office:value-type="float" office:value="-0.0000000000400177668780088" calcext:value-type="float">
            <text:p>-4.00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4.29649949043363E-018" calcext:value-type="float">
            <text:p>4.29649949043363E-018</text:p>
          </table:table-cell>
          <table:table-cell/>
          <table:table-cell table:formula="of:=[.D48]/[.F48]" office:value-type="float" office:value="0" calcext:value-type="float">
            <text:p>0</text:p>
          </table:table-cell>
          <table:table-cell table:formula="of:=[.D48]-[.F48]" office:value-type="float" office:value="-4.29649949043363E-018" calcext:value-type="float">
            <text:p>-4.29649949043363E-01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5.16366716736276E-016" calcext:value-type="float">
            <text:p>-5.16366716736276E-016</text:p>
          </table:table-cell>
          <table:table-cell/>
          <table:table-cell table:style-name="ce4" table:formula="of:=[.F48]" office:value-type="float" office:value="4.29649949043363E-018" calcext:value-type="float">
            <text:p>4.29649949043363E-018</text:p>
          </table:table-cell>
          <table:table-cell/>
          <table:table-cell table:formula="of:=[.M48]/[.O48]" office:value-type="float" office:value="-120.183120674398" calcext:value-type="float">
            <text:p>-120.1831206744</text:p>
          </table:table-cell>
          <table:table-cell table:formula="of:=[.M48]-[.O48]" office:value-type="float" office:value="-5.2066321622671E-016" calcext:value-type="float">
            <text:p>-5.21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1.11732649034462E-025" calcext:value-type="float">
            <text:p>1.11732649034462E-025</text:p>
          </table:table-cell>
          <table:table-cell/>
          <table:table-cell table:formula="of:=[.D49]/[.F49]" office:value-type="float" office:value="0" calcext:value-type="float">
            <text:p>0</text:p>
          </table:table-cell>
          <table:table-cell table:formula="of:=[.D49]-[.F49]" office:value-type="float" office:value="-1.11732649034462E-025" calcext:value-type="float">
            <text:p>-1.11732649034462E-025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-2.75588145211437E-017" calcext:value-type="float">
            <text:p>-2.75588145211437E-017</text:p>
          </table:table-cell>
          <table:table-cell/>
          <table:table-cell table:style-name="ce4" table:formula="of:=[.F49]" office:value-type="float" office:value="1.11732649034462E-025" calcext:value-type="float">
            <text:p>1.11732649034462E-025</text:p>
          </table:table-cell>
          <table:table-cell/>
          <table:table-cell table:formula="of:=[.M49]/[.O49]" office:value-type="float" office:value="-246649611.902101" calcext:value-type="float">
            <text:p>-246649611.902101</text:p>
          </table:table-cell>
          <table:table-cell table:formula="of:=[.M49]-[.O49]" office:value-type="float" office:value="-2.75588146328763E-017" calcext:value-type="float">
            <text:p>-2.76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2.34806102758579" calcext:value-type="float">
            <text:p>2.3480610276</text:p>
          </table:table-cell>
          <table:table-cell/>
          <table:table-cell table:style-name="ce3" office:value-type="float" office:value="2.34806102758579" calcext:value-type="float">
            <text:p>2.3480610276</text:p>
          </table:table-cell>
          <table:table-cell/>
          <table:table-cell table:formula="of:=[.D50]/[.F50]" office:value-type="float" office:value="1" calcext:value-type="float">
            <text:p>1</text:p>
          </table:table-cell>
          <table:table-cell table:formula="of:=[.D50]-[.F50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2.34806102758655" calcext:value-type="float">
            <text:p>2.3480610276</text:p>
          </table:table-cell>
          <table:table-cell/>
          <table:table-cell table:style-name="ce4" table:formula="of:=[.F50]" office:value-type="float" office:value="2.34806102758579" calcext:value-type="float">
            <text:p>2.3480610276</text:p>
          </table:table-cell>
          <table:table-cell/>
          <table:table-cell table:formula="of:=[.M50]/[.O50]" office:value-type="float" office:value="1.00000000000032" calcext:value-type="float">
            <text:p>1</text:p>
          </table:table-cell>
          <table:table-cell table:formula="of:=[.M50]-[.O50]" office:value-type="float" office:value="0.000000000000759836638053457" calcext:value-type="float">
            <text:p>7.60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51]/[.F51]" office:value-type="float" office:value="1" calcext:value-type="float">
            <text:p>1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.99999999999998" calcext:value-type="float">
            <text:p>1</text:p>
          </table:table-cell>
          <table:table-cell table:formula="of:=[.M51]-[.O51]" office:value-type="float" office:value="-0.00000000000200373051484348" calcext:value-type="float">
            <text:p>-2.00E-01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-4.53554717321303E-017" calcext:value-type="float">
            <text:p>-4.53554717321303E-017</text:p>
          </table:table-cell>
          <table:table-cell/>
          <table:table-cell table:style-name="ce4" table:formula="of:=[.F33]" office:value-type="float" office:value="-2.29253155047453E-015" calcext:value-type="float">
            <text:p>-2.29253155047453E-015</text:p>
          </table:table-cell>
          <table:table-cell/>
          <table:table-cell table:formula="of:=[.M57]/[.O57]" office:value-type="float" office:value="0.0197840120118487" calcext:value-type="float">
            <text:p>0.019784012</text:p>
          </table:table-cell>
          <table:table-cell table:formula="of:=[.M57]-[.O57]" office:value-type="float" office:value="2.2471760787424E-015" calcext:value-type="float">
            <text:p>2.25E-01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-9.8673335123918E-024" calcext:value-type="float">
            <text:p>-9.8673335123918E-024</text:p>
          </table:table-cell>
          <table:table-cell/>
          <table:table-cell table:style-name="ce4" table:formula="of:=[.F34]" office:value-type="float" office:value="5.27125122619523E-015" calcext:value-type="float">
            <text:p>5.27125122619523E-015</text:p>
          </table:table-cell>
          <table:table-cell/>
          <table:table-cell table:formula="of:=[.M58]/[.O58]" office:value-type="float" office:value="-0.00000000187191486214062" calcext:value-type="float">
            <text:p>-1.87191486214062E-009</text:p>
          </table:table-cell>
          <table:table-cell table:formula="of:=[.M58]-[.O58]" office:value-type="float" office:value="-5.27125123606256E-015" calcext:value-type="float">
            <text:p>-5.27E-01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3472.09767063369" calcext:value-type="float">
            <text:p>3472.0976706337</text:p>
          </table:table-cell>
          <table:table-cell/>
          <table:table-cell table:style-name="ce4" table:formula="of:=[.F35]" office:value-type="float" office:value="3472.0976706337" calcext:value-type="float">
            <text:p>3472.0976706337</text:p>
          </table:table-cell>
          <table:table-cell/>
          <table:table-cell table:formula="of:=[.M59]/[.O59]" office:value-type="float" office:value="0.999999999999997" calcext:value-type="float">
            <text:p>1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4.29649949043363E-018" calcext:value-type="float">
            <text:p>4.29649949043363E-018</text:p>
          </table:table-cell>
          <table:table-cell/>
          <table:table-cell table:style-name="ce4" table:formula="of:=[.F36]" office:value-type="float" office:value="-2.44495727175523E-016" calcext:value-type="float">
            <text:p>-2.44495727175523E-016</text:p>
          </table:table-cell>
          <table:table-cell/>
          <table:table-cell table:formula="of:=[.M60]/[.O60]" office:value-type="float" office:value="-0.017572902152802" calcext:value-type="float">
            <text:p>-0.0175729022</text:p>
          </table:table-cell>
          <table:table-cell table:formula="of:=[.M60]-[.O60]" office:value-type="float" office:value="2.48792226665957E-016" calcext:value-type="float">
            <text:p>2.49E-01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1.11732649034462E-025" calcext:value-type="float">
            <text:p>1.11732649034462E-025</text:p>
          </table:table-cell>
          <table:table-cell/>
          <table:table-cell table:style-name="ce4" table:formula="of:=[.F37]" office:value-type="float" office:value="2.2510619476815E-016" calcext:value-type="float">
            <text:p>2.2510619476815E-016</text:p>
          </table:table-cell>
          <table:table-cell/>
          <table:table-cell table:formula="of:=[.M61]/[.O61]" office:value-type="float" office:value="0.000000000496355283112231" calcext:value-type="float">
            <text:p>4.96355283112231E-010</text:p>
          </table:table-cell>
          <table:table-cell table:formula="of:=[.M61]-[.O61]" office:value-type="float" office:value="-2.25106194656417E-016" calcext:value-type="float">
            <text:p>-2.25E-01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2.34806102758579" calcext:value-type="float">
            <text:p>2.3480610276</text:p>
          </table:table-cell>
          <table:table-cell/>
          <table:table-cell table:style-name="ce4" table:formula="of:=[.F38]" office:value-type="float" office:value="2.34806102758561" calcext:value-type="float">
            <text:p>2.3480610276</text:p>
          </table:table-cell>
          <table:table-cell/>
          <table:table-cell table:formula="of:=[.M62]/[.O62]" office:value-type="float" office:value="1.00000000000008" calcext:value-type="float">
            <text:p>1</text:p>
          </table:table-cell>
          <table:table-cell table:formula="of:=[.M62]-[.O62]" office:value-type="float" office:value="0.000000000000180300219199125" calcext:value-type="float">
            <text:p>1.80E-01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-4.53554717321303E-017" calcext:value-type="float">
            <text:p>-4.53554717321303E-017</text:p>
          </table:table-cell>
          <table:table-cell/>
          <table:table-cell table:style-name="ce4" table:formula="of:=[.F21]" office:value-type="float" office:value="2.11245147673808E-016" calcext:value-type="float">
            <text:p>2.11245147673808E-016</text:p>
          </table:table-cell>
          <table:table-cell/>
          <table:table-cell table:formula="of:=[.M69]/[.O69]" office:value-type="float" office:value="-0.214705389598655" calcext:value-type="float">
            <text:p>-0.2147053896</text:p>
          </table:table-cell>
          <table:table-cell table:formula="of:=[.M69]-[.O69]" office:value-type="float" office:value="-2.56600619405938E-016" calcext:value-type="float">
            <text:p>-2.57E-01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-9.8673335123918E-024" calcext:value-type="float">
            <text:p>-9.8673335123918E-024</text:p>
          </table:table-cell>
          <table:table-cell/>
          <table:table-cell table:style-name="ce4" table:formula="of:=[.F22]" office:value-type="float" office:value="-1.00617052350847E-029" calcext:value-type="float">
            <text:p>-1.00617052350847E-029</text:p>
          </table:table-cell>
          <table:table-cell/>
          <table:table-cell table:formula="of:=[.M70]/[.O70]" office:value-type="float" office:value="980682.029720456" calcext:value-type="float">
            <text:p>980682.029720456</text:p>
          </table:table-cell>
          <table:table-cell table:formula="of:=[.M70]-[.O70]" office:value-type="float" office:value="-9.86732345068657E-024" calcext:value-type="float">
            <text:p>-9.87E-02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3472.09767063369" calcext:value-type="float">
            <text:p>3472.0976706337</text:p>
          </table:table-cell>
          <table:table-cell/>
          <table:table-cell table:style-name="ce4" table:formula="of:=[.F23]" office:value-type="float" office:value="3472.09767063369" calcext:value-type="float">
            <text:p>3472.0976706337</text:p>
          </table:table-cell>
          <table:table-cell/>
          <table:table-cell table:formula="of:=[.M71]/[.O71]" office:value-type="float" office:value="1" calcext:value-type="float">
            <text:p>1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4.29649949043363E-018" calcext:value-type="float">
            <text:p>4.29649949043363E-018</text:p>
          </table:table-cell>
          <table:table-cell/>
          <table:table-cell table:style-name="ce4" table:formula="of:=[.F24]" office:value-type="float" office:value="-9.90293555361812E-018" calcext:value-type="float">
            <text:p>-9.90293555361812E-018</text:p>
          </table:table-cell>
          <table:table-cell/>
          <table:table-cell table:formula="of:=[.M72]/[.O72]" office:value-type="float" office:value="-0.433861198749685" calcext:value-type="float">
            <text:p>-0.4338611987</text:p>
          </table:table-cell>
          <table:table-cell table:formula="of:=[.M72]-[.O72]" office:value-type="float" office:value="1.41994350440517E-017" calcext:value-type="float">
            <text:p>1.42E-01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1.11732649034462E-025" calcext:value-type="float">
            <text:p>1.11732649034462E-025</text:p>
          </table:table-cell>
          <table:table-cell/>
          <table:table-cell table:style-name="ce4" table:formula="of:=[.F25]" office:value-type="float" office:value="4.26694467526932E-031" calcext:value-type="float">
            <text:p>4.26694467526932E-031</text:p>
          </table:table-cell>
          <table:table-cell/>
          <table:table-cell table:formula="of:=[.M73]/[.O73]" office:value-type="float" office:value="261856.334069787" calcext:value-type="float">
            <text:p>261856.334069787</text:p>
          </table:table-cell>
          <table:table-cell table:formula="of:=[.M73]-[.O73]" office:value-type="float" office:value="1.11732222339995E-025" calcext:value-type="float">
            <text:p>1.12E-02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2.34806102758579" calcext:value-type="float">
            <text:p>2.3480610276</text:p>
          </table:table-cell>
          <table:table-cell/>
          <table:table-cell table:style-name="ce4" table:formula="of:=[.F26]" office:value-type="float" office:value="2.34806102758586" calcext:value-type="float">
            <text:p>2.3480610276</text:p>
          </table:table-cell>
          <table:table-cell/>
          <table:table-cell table:formula="of:=[.M74]/[.O74]" office:value-type="float" office:value="0.99999999999997" calcext:value-type="float">
            <text:p>1</text:p>
          </table:table-cell>
          <table:table-cell table:formula="of:=[.M74]-[.O74]" office:value-type="float" office:value="-0.0000000000000701660951563099" calcext:value-type="float">
            <text:p>-7.02E-01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2">00/00/0000</text:date>, <text:time style:data-style-name="N2" text:time-value="10:26:54.7175791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6-02T16:51:45.620281823</dc:date>
    <dc:creator>Stacha Petrovic</dc:creator>
    <meta:editing-duration>P7DT15H37M25S</meta:editing-duration>
    <meta:editing-cycles>189</meta:editing-cycles>
    <meta:document-statistic meta:table-count="4" meta:cell-count="1602" meta:object-count="0"/>
    <meta:user-defined meta:name="qrichtext">1</meta:user-defined>
  </office:meta>
</office:document-meta>
</file>